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967" calcext:value-type="percentage">
            <text:p>29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table:number-columns-repeated="2" office:value-type="percentage" office:value="0.09" calcext:value-type="percentage">
            <text:p>9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" calcext:value-type="percentage">
            <text:p>2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table:number-columns-repeated="2" office:value-type="percentage" office:value="0.0833" calcext:value-type="percentage">
            <text:p>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5" calcext:value-type="percentage">
            <text:p>25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F2:.F11])" office:value-type="percentage" office:value="0.152" calcext:value-type="percentage">
            <text:p>15,20%</text:p>
          </table:table-cell>
          <table:table-cell table:style-name="ce1" table:formula="of:=AVERAGE([.G2:.G11])" office:value-type="percentage" office:value="0.16499" calcext:value-type="percentage">
            <text:p>16,5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4127" calcext:value-type="percentage">
            <text:p>41,2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3" calcext:value-type="percentage">
            <text:p>4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327" calcext:value-type="percentage">
            <text:p>32,70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11" calcext:value-type="percentage">
            <text:p>11,1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397" calcext:value-type="percentage">
            <text:p>39,70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377" calcext:value-type="percentage">
            <text:p>13,77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386" calcext:value-type="percentage">
            <text:p>38,60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085" calcext:value-type="percentage">
            <text:p>8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893" calcext:value-type="percentage">
            <text:p>28,93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0623" calcext:value-type="percentage">
            <text:p>6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687" calcext:value-type="percentage">
            <text:p>46,87%</text:p>
          </table:table-cell>
          <table:table-cell office:value-type="percentage" office:value="0.3543" calcext:value-type="percentage">
            <text:p>35,43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603" calcext:value-type="percentage">
            <text:p>6,03%</text:p>
          </table:table-cell>
          <table:table-cell office:value-type="percentage" office:value="0.0383" calcext:value-type="percentage">
            <text:p>3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5023" calcext:value-type="percentage">
            <text:p>50,23%</text:p>
          </table:table-cell>
          <table:table-cell office:value-type="percentage" office:value="0.419" calcext:value-type="percentage">
            <text:p>41,9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827" calcext:value-type="percentage">
            <text:p>18,27%</text:p>
          </table:table-cell>
          <table:table-cell office:value-type="percentage" office:value="0.132" calcext:value-type="percentage">
            <text:p>13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4763" calcext:value-type="percentage">
            <text:p>47,63%</text:p>
          </table:table-cell>
          <table:table-cell office:value-type="percentage" office:value="0.263" calcext:value-type="percentage">
            <text:p>26,3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0607" calcext:value-type="percentage">
            <text:p>6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0863" calcext:value-type="percentage">
            <text:p>8,6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45453" calcext:value-type="percentage">
            <text:p>45,45%</text:p>
          </table:table-cell>
          <table:table-cell table:style-name="ce1" table:formula="of:=AVERAGE([.C15:.C24])" office:value-type="percentage" office:value="0.35646" calcext:value-type="percentage">
            <text:p>35,65%</text:p>
          </table:table-cell>
          <table:table-cell table:style-name="ce1" table:number-columns-repeated="2"/>
          <table:table-cell table:style-name="ce1" table:formula="of:=AVERAGE([.F15:.F24])" office:value-type="percentage" office:value="0.11487" calcext:value-type="percentage">
            <text:p>11,49%</text:p>
          </table:table-cell>
          <table:table-cell table:style-name="ce1" table:formula="of:=AVERAGE([.G15:.G24])" office:value-type="percentage" office:value="0.07865" calcext:value-type="percentage">
            <text:p>7,8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87" calcext:value-type="percentage">
            <text:p>79,87%</text:p>
          </table:table-cell>
          <table:table-cell office:value-type="percentage" office:value="0.8093" calcext:value-type="percentage">
            <text:p>80,93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0837" calcext:value-type="percentage">
            <text:p>8,37%</text:p>
          </table:table-cell>
          <table:table-cell office:value-type="percentage" office:value="0.1853" calcext:value-type="percentage">
            <text:p>18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8397" calcext:value-type="percentage">
            <text:p>83,9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2677" calcext:value-type="percentage">
            <text:p>26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7673" calcext:value-type="percentage">
            <text:p>76,73%</text:p>
          </table:table-cell>
          <table:table-cell office:value-type="percentage" office:value="0.795" calcext:value-type="percentage">
            <text:p>79,50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769" calcext:value-type="percentage">
            <text:p>76,90%</text:p>
          </table:table-cell>
          <table:table-cell office:value-type="percentage" office:value="0.8023" calcext:value-type="percentage">
            <text:p>80,23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237" calcext:value-type="percentage">
            <text:p>23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657" calcext:value-type="percentage">
            <text:p>66,57%</text:p>
          </table:table-cell>
          <table:table-cell office:value-type="percentage" office:value="0.6773" calcext:value-type="percentage">
            <text:p>67,73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261" calcext:value-type="percentage">
            <text:p>26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223" calcext:value-type="percentage">
            <text:p>82,23%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77" calcext:value-type="percentage">
            <text:p>77,70%</text:p>
          </table:table-cell>
          <table:table-cell office:value-type="percentage" office:value="0.8287" calcext:value-type="percentage">
            <text:p>82,87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326" calcext:value-type="percentage">
            <text:p>32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67" calcext:value-type="percentage">
            <text:p>66,70%</text:p>
          </table:table-cell>
          <table:table-cell office:value-type="percentage" office:value="0.6777" calcext:value-type="percentage">
            <text:p>67,77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1713" calcext:value-type="percentage">
            <text:p>17,13%</text:p>
          </table:table-cell>
          <table:table-cell office:value-type="percentage" office:value="0.2713" calcext:value-type="percentage">
            <text:p>27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68" calcext:value-type="percentage">
            <text:p>66,80%</text:p>
          </table:table-cell>
          <table:table-cell office:value-type="percentage" office:value="0.6693" calcext:value-type="percentage">
            <text:p>66,9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323" calcext:value-type="percentage">
            <text:p>23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8073" calcext:value-type="percentage">
            <text:p>80,73%</text:p>
          </table:table-cell>
          <table:table-cell office:value-type="percentage" office:value="0.7893" calcext:value-type="percentage">
            <text:p>78,93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2777" calcext:value-type="percentage">
            <text:p>27,7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75446" calcext:value-type="percentage">
            <text:p>75,45%</text:p>
          </table:table-cell>
          <table:table-cell table:style-name="ce1" table:formula="of:=AVERAGE([.C27:.C36])" office:value-type="percentage" office:value="0.77553" calcext:value-type="percentage">
            <text:p>77,55%</text:p>
          </table:table-cell>
          <table:table-cell table:style-name="ce1" table:number-columns-repeated="2"/>
          <table:table-cell table:style-name="ce1" table:formula="of:=AVERAGE([.F27:.F36])" office:value-type="percentage" office:value="0.1441" calcext:value-type="percentage">
            <text:p>14,41%</text:p>
          </table:table-cell>
          <table:table-cell table:style-name="ce1" table:formula="of:=AVERAGE([.G27:.G36])" office:value-type="percentage" office:value="0.2614" calcext:value-type="percentage">
            <text:p>26,1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81" calcext:value-type="percentage">
            <text:p>81,00%</text:p>
          </table:table-cell>
          <table:table-cell office:value-type="percentage" office:value="0.95" calcext:value-type="percentage">
            <text:p>95,00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5943" calcext:value-type="percentage">
            <text:p>59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4" calcext:value-type="percentage">
            <text:p>77,40%</text:p>
          </table:table-cell>
          <table:table-cell office:value-type="percentage" office:value="0.85" calcext:value-type="percentage">
            <text:p>85,00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987" calcext:value-type="percentage">
            <text:p>69,87%</text:p>
          </table:table-cell>
          <table:table-cell office:value-type="percentage" office:value="0.6777" calcext:value-type="percentage">
            <text:p>67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8483" calcext:value-type="percentage">
            <text:p>84,83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5633" calcext:value-type="percentage">
            <text:p>56,33%</text:p>
          </table:table-cell>
          <table:table-cell office:value-type="percentage" office:value="0.566" calcext:value-type="percentage">
            <text:p>5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708" calcext:value-type="percentage">
            <text:p>70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8283" calcext:value-type="percentage">
            <text:p>82,83%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5993" calcext:value-type="percentage">
            <text:p>59,93%</text:p>
          </table:table-cell>
          <table:table-cell office:value-type="percentage" office:value="0.5863" calcext:value-type="percentage">
            <text:p>58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789" calcext:value-type="percentage">
            <text:p>78,90%</text:p>
          </table:table-cell>
          <table:table-cell office:value-type="percentage" office:value="0.85" calcext:value-type="percentage">
            <text:p>85,00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5793" calcext:value-type="percentage">
            <text:p>57,93%</text:p>
          </table:table-cell>
          <table:table-cell office:value-type="percentage" office:value="0.55" calcext:value-type="percentage">
            <text:p>5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56" calcext:value-type="percentage">
            <text:p>5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902" calcext:value-type="percentage">
            <text:p>90,20%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427" calcext:value-type="percentage">
            <text:p>54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827" calcext:value-type="percentage">
            <text:p>82,70%</text:p>
          </table:table-cell>
          <table:table-cell office:value-type="percentage" office:value="0.95" calcext:value-type="percentage">
            <text:p>95,0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373" calcext:value-type="percentage">
            <text:p>63,73%</text:p>
          </table:table-cell>
          <table:table-cell office:value-type="percentage" office:value="0.6353" calcext:value-type="percentage">
            <text:p>6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8353" calcext:value-type="percentage">
            <text:p>83,53%</text:p>
          </table:table-cell>
          <table:table-cell office:value-type="percentage" office:value="0.8983" calcext:value-type="percentage">
            <text:p>89,83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5497" calcext:value-type="percentage">
            <text:p>54,9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82462" calcext:value-type="percentage">
            <text:p>82,46%</text:p>
          </table:table-cell>
          <table:table-cell table:style-name="ce1" table:formula="of:=AVERAGE([.C39:.C48])" office:value-type="percentage" office:value="0.91466" calcext:value-type="percentage">
            <text:p>91,47%</text:p>
          </table:table-cell>
          <table:table-cell table:style-name="ce1" table:number-columns-repeated="2"/>
          <table:table-cell table:style-name="ce1" table:formula="of:=AVERAGE([.F39:.F48])" office:value-type="percentage" office:value="0.60182" calcext:value-type="percentage">
            <text:p>60,18%</text:p>
          </table:table-cell>
          <table:table-cell table:style-name="ce1" table:formula="of:=AVERAGE([.G39:.G48])" office:value-type="percentage" office:value="0.597" calcext:value-type="percentage">
            <text:p>59,7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5053" calcext:value-type="percentage">
            <text:p>50,53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7" calcext:value-type="percentage">
            <text:p>37,00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3" calcext:value-type="percentage">
            <text:p>7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4227" calcext:value-type="percentage">
            <text:p>42,27%</text:p>
          </table:table-cell>
          <table:table-cell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117" calcext:value-type="percentage">
            <text:p>11,17%</text:p>
          </table:table-cell>
          <table:table-cell office:value-type="percentage" office:value="0.109" calcext:value-type="percentage">
            <text:p>10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3227" calcext:value-type="percentage">
            <text:p>32,27%</text:p>
          </table:table-cell>
          <table:table-cell office:value-type="percentage" office:value="0.26" calcext:value-type="percentage">
            <text:p>26,00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987" calcext:value-type="percentage">
            <text:p>9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37" calcext:value-type="percentage">
            <text:p>37,00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493" calcext:value-type="percentage">
            <text:p>4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803" calcext:value-type="percentage">
            <text:p>48,03%</text:p>
          </table:table-cell>
          <table:table-cell office:value-type="percentage" office:value="0.4337" calcext:value-type="percentage">
            <text:p>43,3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5" calcext:value-type="percentage">
            <text:p>4,5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7" calcext:value-type="percentage">
            <text:p>39,27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013" calcext:value-type="percentage">
            <text:p>40,1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544" calcext:value-type="percentage">
            <text:p>45,44%</text:p>
          </table:table-cell>
          <table:table-cell office:value-type="percentage" office:value="0.399" calcext:value-type="percentage">
            <text:p>39,90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17" calcext:value-type="percentage">
            <text:p>5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4337" calcext:value-type="percentage">
            <text:p>43,37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44777" calcext:value-type="percentage">
            <text:p>44,78%</text:p>
          </table:table-cell>
          <table:table-cell table:style-name="ce1" table:formula="of:=AVERAGE([.C52:.C61])" office:value-type="percentage" office:value="0.38534" calcext:value-type="percentage">
            <text:p>38,53%</text:p>
          </table:table-cell>
          <table:table-cell table:style-name="ce1" table:number-columns-repeated="2"/>
          <table:table-cell table:style-name="ce1" table:formula="of:=AVERAGE([.F52:.F61])" office:value-type="percentage" office:value="0.0692" calcext:value-type="percentage">
            <text:p>6,92%</text:p>
          </table:table-cell>
          <table:table-cell table:style-name="ce1" table:formula="of:=AVERAGE([.G52:.G61])" office:value-type="percentage" office:value="0.07476" calcext:value-type="percentage">
            <text:p>7,4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2" calcext:value-type="percentage">
            <text:p>18,20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554" calcext:value-type="percentage">
            <text:p>55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1233" calcext:value-type="percentage">
            <text:p>12,33%</text:p>
          </table:table-cell>
          <table:table-cell office:value-type="percentage" office:value="0.122" calcext:value-type="percentage">
            <text:p>12,20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508" calcext:value-type="percentage">
            <text:p>50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2" calcext:value-type="percentage">
            <text:p>17,20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77" calcext:value-type="percentage">
            <text:p>37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923" calcext:value-type="percentage">
            <text:p>19,2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813" calcext:value-type="percentage">
            <text:p>48,13%</text:p>
          </table:table-cell>
          <table:table-cell office:value-type="percentage" office:value="0.5177" calcext:value-type="percentage">
            <text:p>51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217" calcext:value-type="percentage">
            <text:p>12,17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4693" calcext:value-type="percentage">
            <text:p>46,93%</text:p>
          </table:table-cell>
          <table:table-cell office:value-type="percentage" office:value="0.283" calcext:value-type="percentage">
            <text:p>28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773" calcext:value-type="percentage">
            <text:p>17,73%</text:p>
          </table:table-cell>
          <table:table-cell office:value-type="percentage" office:value="0.1943" calcext:value-type="percentage">
            <text:p>19,43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4403" calcext:value-type="percentage">
            <text:p>44,03%</text:p>
          </table:table-cell>
          <table:table-cell office:value-type="percentage" office:value="0.4387" calcext:value-type="percentage">
            <text:p>43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01" calcext:value-type="percentage">
            <text:p>20,10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4733" calcext:value-type="percentage">
            <text:p>47,33%</text:p>
          </table:table-cell>
          <table:table-cell office:value-type="percentage" office:value="0.4997" calcext:value-type="percentage">
            <text:p>49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213" calcext:value-type="percentage">
            <text:p>12,13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4477" calcext:value-type="percentage">
            <text:p>44,77%</text:p>
          </table:table-cell>
          <table:table-cell office:value-type="percentage" office:value="0.32" calcext:value-type="percentage">
            <text:p>3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43" calcext:value-type="percentage">
            <text:p>18,43%</text:p>
          </table:table-cell>
          <table:table-cell office:value-type="percentage" office:value="0.1683" calcext:value-type="percentage">
            <text:p>16,83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382" calcext:value-type="percentage">
            <text:p>38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893" calcext:value-type="percentage">
            <text:p>18,93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2727" calcext:value-type="percentage">
            <text:p>27,2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7806" calcext:value-type="percentage">
            <text:p>17,81%</text:p>
          </table:table-cell>
          <table:table-cell table:style-name="ce1" table:formula="of:=AVERAGE([.C65:.C74])" office:value-type="percentage" office:value="0.16642" calcext:value-type="percentage">
            <text:p>16,64%</text:p>
          </table:table-cell>
          <table:table-cell table:style-name="ce1" table:number-columns-repeated="2"/>
          <table:table-cell table:style-name="ce1" table:formula="of:=AVERAGE([.F65:.F74])" office:value-type="percentage" office:value="0.45505" calcext:value-type="percentage">
            <text:p>45,51%</text:p>
          </table:table-cell>
          <table:table-cell table:style-name="ce1" table:formula="of:=AVERAGE([.G65:.G74])" office:value-type="percentage" office:value="0.41528" calcext:value-type="percentage">
            <text:p>41,5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3903" calcext:value-type="percentage">
            <text:p>39,03%</text:p>
          </table:table-cell>
          <table:table-cell office:value-type="percentage" office:value="0.4413" calcext:value-type="percentage">
            <text:p>44,13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" calcext:value-type="percentage">
            <text:p>3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4407" calcext:value-type="percentage">
            <text:p>44,07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36" calcext:value-type="percentage">
            <text:p>3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394" calcext:value-type="percentage">
            <text:p>39,40%</text:p>
          </table:table-cell>
          <table:table-cell office:value-type="percentage" office:value="0.5563" calcext:value-type="percentage">
            <text:p>55,63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66" calcext:value-type="percentage">
            <text:p>3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2893" calcext:value-type="percentage">
            <text:p>28,93%</text:p>
          </table:table-cell>
          <table:table-cell office:value-type="percentage" office:value="0.2823" calcext:value-type="percentage">
            <text:p>28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3797" calcext:value-type="percentage">
            <text:p>37,97%</text:p>
          </table:table-cell>
          <table:table-cell office:value-type="percentage" office:value="0.4683" calcext:value-type="percentage">
            <text:p>46,83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2563" calcext:value-type="percentage">
            <text:p>25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3773" calcext:value-type="percentage">
            <text:p>37,73%</text:p>
          </table:table-cell>
          <table:table-cell office:value-type="percentage" office:value="0.439" calcext:value-type="percentage">
            <text:p>43,90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253" calcext:value-type="percentage">
            <text:p>25,30%</text:p>
          </table:table-cell>
          <table:table-cell office:value-type="percentage" office:value="0.208" calcext:value-type="percentage">
            <text:p>20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5203" calcext:value-type="percentage">
            <text:p>52,03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2023" calcext:value-type="percentage">
            <text:p>20,23%</text:p>
          </table:table-cell>
          <table:table-cell office:value-type="percentage" office:value="0.05" calcext:value-type="percentage">
            <text:p>5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3807" calcext:value-type="percentage">
            <text:p>38,07%</text:p>
          </table:table-cell>
          <table:table-cell office:value-type="percentage" office:value="0.438" calcext:value-type="percentage">
            <text:p>43,80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258" calcext:value-type="percentage">
            <text:p>25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3297" calcext:value-type="percentage">
            <text:p>32,97%</text:p>
          </table:table-cell>
          <table:table-cell office:value-type="percentage" office:value="0.5177" calcext:value-type="percentage">
            <text:p>51,7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72" calcext:value-type="percentage">
            <text:p>27,20%</text:p>
          </table:table-cell>
          <table:table-cell office:value-type="percentage" office:value="0.215" calcext:value-type="percentage">
            <text:p>21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4103" calcext:value-type="percentage">
            <text:p>41,03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2053" calcext:value-type="percentage">
            <text:p>20,53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38094" calcext:value-type="percentage">
            <text:p>38,09%</text:p>
          </table:table-cell>
          <table:table-cell table:style-name="ce1" table:formula="of:=AVERAGE([.C78:.C87])" office:value-type="percentage" office:value="0.46252" calcext:value-type="percentage">
            <text:p>46,25%</text:p>
          </table:table-cell>
          <table:table-cell table:style-name="ce1" table:number-columns-repeated="2"/>
          <table:table-cell table:style-name="ce1" table:formula="of:=AVERAGE([.F78:.F87])" office:value-type="percentage" office:value="0.29009" calcext:value-type="percentage">
            <text:p>29,01%</text:p>
          </table:table-cell>
          <table:table-cell table:style-name="ce1" table:formula="of:=AVERAGE([.G78:.G87])" office:value-type="percentage" office:value="0.24056" calcext:value-type="percentage">
            <text:p>24,0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359" calcext:value-type="percentage">
            <text:p>35,90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3" calcext:value-type="percentage">
            <text:p>5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4363" calcext:value-type="percentage">
            <text:p>43,63%</text:p>
          </table:table-cell>
          <table:table-cell office:value-type="percentage" office:value="0.4423" calcext:value-type="percentage">
            <text:p>44,23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4327" calcext:value-type="percentage">
            <text:p>43,27%</text:p>
          </table:table-cell>
          <table:table-cell office:value-type="percentage" office:value="0.3857" calcext:value-type="percentage">
            <text:p>38,57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97" calcext:value-type="percentage">
            <text:p>0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84" calcext:value-type="percentage">
            <text:p>38,40%</text:p>
          </table:table-cell>
          <table:table-cell office:value-type="percentage" office:value="0.3463" calcext:value-type="percentage">
            <text:p>34,63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427" calcext:value-type="percentage">
            <text:p>4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187" calcext:value-type="percentage">
            <text:p>31,87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773" calcext:value-type="percentage">
            <text:p>7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15" calcext:value-type="percentage">
            <text:p>31,50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79" calcext:value-type="percentage">
            <text:p>6,79%</text:p>
          </table:table-cell>
          <table:table-cell office:value-type="percentage" office:value="0.052" calcext:value-type="percentage">
            <text:p>5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52" calcext:value-type="percentage">
            <text:p>5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553" calcext:value-type="percentage">
            <text:p>45,53%</text:p>
          </table:table-cell>
          <table:table-cell office:value-type="percentage" office:value="0.3253" calcext:value-type="percentage">
            <text:p>32,53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453" calcext:value-type="percentage">
            <text:p>4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382" calcext:value-type="percentage">
            <text:p>38,20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17" calcext:value-type="percentage">
            <text:p>5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037" calcext:value-type="percentage">
            <text:p>30,37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627" calcext:value-type="percentage">
            <text:p>6,2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41467" calcext:value-type="percentage">
            <text:p>41,47%</text:p>
          </table:table-cell>
          <table:table-cell table:style-name="ce1" table:formula="of:=AVERAGE([.C91:.C100])" office:value-type="percentage" office:value="0.34847" calcext:value-type="percentage">
            <text:p>34,85%</text:p>
          </table:table-cell>
          <table:table-cell table:style-name="ce1" table:number-columns-repeated="2"/>
          <table:table-cell table:style-name="ce1" table:formula="of:=AVERAGE([.F91:.F100])" office:value-type="percentage" office:value="0.06252" calcext:value-type="percentage">
            <text:p>6,25%</text:p>
          </table:table-cell>
          <table:table-cell table:style-name="ce1" table:formula="of:=AVERAGE([.G91:.G100])" office:value-type="percentage" office:value="0.0518" calcext:value-type="percentage">
            <text:p>5,1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4237" calcext:value-type="percentage">
            <text:p>42,37%</text:p>
          </table:table-cell>
          <table:table-cell office:value-type="percentage" office:value="0.2723" calcext:value-type="percentage">
            <text:p>27,23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163" calcext:value-type="percentage">
            <text:p>31,63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02" calcext:value-type="percentage">
            <text:p>43,02%</text:p>
          </table:table-cell>
          <table:table-cell office:value-type="percentage" office:value="0.2807" calcext:value-type="percentage">
            <text:p>28,07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419" calcext:value-type="percentage">
            <text:p>44,19%</text:p>
          </table:table-cell>
          <table:table-cell office:value-type="percentage" office:value="0.3047" calcext:value-type="percentage">
            <text:p>30,47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4495" calcext:value-type="percentage">
            <text:p>44,95%</text:p>
          </table:table-cell>
          <table:table-cell office:value-type="percentage" office:value="0.3013" calcext:value-type="percentage">
            <text:p>30,13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134" calcext:value-type="percentage">
            <text:p>41,34%</text:p>
          </table:table-cell>
          <table:table-cell office:value-type="percentage" office:value="0.335" calcext:value-type="percentage">
            <text:p>33,50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897" calcext:value-type="percentage">
            <text:p>28,97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645" calcext:value-type="percentage">
            <text:p>36,45%</text:p>
          </table:table-cell>
          <table:table-cell office:value-type="percentage" office:value="0.2663" calcext:value-type="percentage">
            <text:p>26,63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38" calcext:value-type="percentage">
            <text:p>23,80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952" calcext:value-type="percentage">
            <text:p>49,52%</text:p>
          </table:table-cell>
          <table:table-cell office:value-type="percentage" office:value="0.3807" calcext:value-type="percentage">
            <text:p>38,07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04:.B113])" office:value-type="percentage" office:value="0.42029" calcext:value-type="percentage">
            <text:p>42,03%</text:p>
          </table:table-cell>
          <table:table-cell table:style-name="ce1" table:formula="of:=AVERAGE([.C104:.C113])" office:value-type="percentage" office:value="0.2985" calcext:value-type="percentage">
            <text:p>29,85%</text:p>
          </table:table-cell>
          <table:table-cell table:style-name="ce1" table:number-columns-repeated="2"/>
          <table:table-cell table:style-name="ce1" table:formula="of:=AVERAGE([.F104:.F113])" office:value-type="string" office:string-value="" calcext:value-type="error">
            <text:p>#DIV/0!</text:p>
          </table:table-cell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2787" calcext:value-type="percentage">
            <text:p>27,87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4947" calcext:value-type="percentage">
            <text:p>49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286" calcext:value-type="percentage">
            <text:p>28,6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918" calcext:value-type="percentage">
            <text:p>39,18%</text:p>
          </table:table-cell>
          <table:table-cell office:value-type="percentage" office:value="0.521" calcext:value-type="percentage">
            <text:p>52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688" calcext:value-type="percentage">
            <text:p>46,88%</text:p>
          </table:table-cell>
          <table:table-cell office:value-type="percentage" office:value="0.423" calcext:value-type="percentage">
            <text:p>42,30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169" calcext:value-type="percentage">
            <text:p>41,69%</text:p>
          </table:table-cell>
          <table:table-cell office:value-type="percentage" office:value="0.494" calcext:value-type="percentage">
            <text:p>49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4746" calcext:value-type="percentage">
            <text:p>47,46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328" calcext:value-type="percentage">
            <text:p>43,28%</text:p>
          </table:table-cell>
          <table:table-cell office:value-type="percentage" office:value="0.5043" calcext:value-type="percentage">
            <text:p>50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4254" calcext:value-type="percentage">
            <text:p>42,54%</text:p>
          </table:table-cell>
          <table:table-cell office:value-type="percentage" office:value="0.325" calcext:value-type="percentage">
            <text:p>32,5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516" calcext:value-type="percentage">
            <text:p>51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761" calcext:value-type="percentage">
            <text:p>47,61%</text:p>
          </table:table-cell>
          <table:table-cell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3906" calcext:value-type="percentage">
            <text:p>39,06%</text:p>
          </table:table-cell>
          <table:table-cell office:value-type="percentage" office:value="0.503" calcext:value-type="percentage">
            <text:p>50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4341" calcext:value-type="percentage">
            <text:p>43,41%</text:p>
          </table:table-cell>
          <table:table-cell office:value-type="percentage" office:value="0.3597" calcext:value-type="percentage">
            <text:p>35,97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953" calcext:value-type="percentage">
            <text:p>4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609" calcext:value-type="percentage">
            <text:p>46,09%</text:p>
          </table:table-cell>
          <table:table-cell office:value-type="percentage" office:value="0.4057" calcext:value-type="percentage">
            <text:p>40,57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3975" calcext:value-type="percentage">
            <text:p>39,75%</text:p>
          </table:table-cell>
          <table:table-cell office:value-type="percentage" office:value="0.4923" calcext:value-type="percentage">
            <text:p>49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3213" calcext:value-type="percentage">
            <text:p>32,13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4131" calcext:value-type="percentage">
            <text:p>41,31%</text:p>
          </table:table-cell>
          <table:table-cell office:value-type="percentage" office:value="0.456" calcext:value-type="percentage">
            <text:p>45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4983" calcext:value-type="percentage">
            <text:p>49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44515" calcext:value-type="percentage">
            <text:p>44,52%</text:p>
          </table:table-cell>
          <table:table-cell table:style-name="ce1" table:formula="of:=AVERAGE([.C117:.C126])" office:value-type="percentage" office:value="0.34044" calcext:value-type="percentage">
            <text:p>34,04%</text:p>
          </table:table-cell>
          <table:table-cell table:style-name="ce1" table:number-columns-repeated="2"/>
          <table:table-cell table:style-name="ce1" table:formula="of:=AVERAGE([.F117:.F126])" office:value-type="percentage" office:value="0.4082" calcext:value-type="percentage">
            <text:p>40,82%</text:p>
          </table:table-cell>
          <table:table-cell table:style-name="ce1" table:formula="of:=AVERAGE([.G117:.G126])" office:value-type="percentage" office:value="0.49749" calcext:value-type="percentage">
            <text:p>49,7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867" calcext:value-type="percentage">
            <text:p>18,6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203" calcext:value-type="percentage">
            <text:p>52,0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15" calcext:value-type="percentage">
            <text:p>31,50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508" calcext:value-type="percentage">
            <text:p>50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265" calcext:value-type="percentage">
            <text:p>26,5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993" calcext:value-type="percentage">
            <text:p>49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217" calcext:value-type="percentage">
            <text:p>22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479" calcext:value-type="percentage">
            <text:p>47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383" calcext:value-type="percentage">
            <text:p>23,83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698" calcext:value-type="percentage">
            <text:p>46,98%</text:p>
          </table:table-cell>
          <table:table-cell office:value-type="percentage" office:value="0.4663" calcext:value-type="percentage">
            <text:p>46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5017" calcext:value-type="percentage">
            <text:p>50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572" calcext:value-type="percentage">
            <text:p>45,72%</text:p>
          </table:table-cell>
          <table:table-cell office:value-type="percentage" office:value="0.4663" calcext:value-type="percentage">
            <text:p>46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55" calcext:value-type="percentage">
            <text:p>15,5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472" calcext:value-type="percentage">
            <text:p>47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57" calcext:value-type="percentage">
            <text:p>45,57%</text:p>
          </table:table-cell>
          <table:table-cell office:value-type="percentage" office:value="0.4593" calcext:value-type="percentage">
            <text:p>45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517" calcext:value-type="percentage">
            <text:p>25,17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4797" calcext:value-type="percentage">
            <text:p>47,9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5549" calcext:value-type="percentage">
            <text:p>25,55%</text:p>
          </table:table-cell>
          <table:table-cell table:style-name="ce1" table:formula="of:=AVERAGE([.C130:.C139])" office:value-type="percentage" office:value="0.22951" calcext:value-type="percentage">
            <text:p>22,95%</text:p>
          </table:table-cell>
          <table:table-cell table:style-name="ce1" table:number-columns-repeated="2"/>
          <table:table-cell table:style-name="ce1" table:formula="of:=AVERAGE([.F130:.F139])" office:value-type="percentage" office:value="0.46588" calcext:value-type="percentage">
            <text:p>46,59%</text:p>
          </table:table-cell>
          <table:table-cell table:style-name="ce1" table:formula="of:=AVERAGE([.G130:.G139])" office:value-type="percentage" office:value="0.48519" calcext:value-type="percentage">
            <text:p>48,5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953" calcext:value-type="percentage">
            <text:p>59,53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283" calcext:value-type="percentage">
            <text:p>52,83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633" calcext:value-type="percentage">
            <text:p>63,30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9" calcext:value-type="percentage">
            <text:p>59,00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943" calcext:value-type="percentage">
            <text:p>69,43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4" calcext:value-type="percentage">
            <text:p>67,40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54" calcext:value-type="percentage">
            <text:p>65,40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3" calcext:value-type="percentage">
            <text:p>32,53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133" calcext:value-type="percentage">
            <text:p>61,33%</text:p>
          </table:table-cell>
          <table:table-cell office:value-type="percentage" office:value="0.6117" calcext:value-type="percentage">
            <text:p>61,17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3113" calcext:value-type="percentage">
            <text:p>31,13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43:.B152])" office:value-type="percentage" office:value="0.55955" calcext:value-type="percentage">
            <text:p>55,96%</text:p>
          </table:table-cell>
          <table:table-cell table:style-name="ce1" table:formula="of:=AVERAGE([.C143:.C152])" office:value-type="percentage" office:value="0.56172" calcext:value-type="percentage">
            <text:p>56,17%</text:p>
          </table:table-cell>
          <table:table-cell table:style-name="ce1" table:number-columns-repeated="2"/>
          <table:table-cell table:style-name="ce1" table:formula="of:=AVERAGE([.F143:.F152])" office:value-type="string" office:string-value="" calcext:value-type="error">
            <text:p>#DIV/0!</text:p>
          </table:table-cell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3177" calcext:value-type="percentage">
            <text:p>31,77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7326" calcext:value-type="percentage">
            <text:p>73,26%</text:p>
          </table:table-cell>
          <table:table-cell office:value-type="percentage" office:value="0.76" calcext:value-type="percentage">
            <text:p>7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4161" calcext:value-type="percentage">
            <text:p>41,61%</text:p>
          </table:table-cell>
          <table:table-cell office:value-type="percentage" office:value="0.3853" calcext:value-type="percentage">
            <text:p>38,5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5902" calcext:value-type="percentage">
            <text:p>59,02%</text:p>
          </table:table-cell>
          <table:table-cell office:value-type="percentage" office:value="0.58" calcext:value-type="percentage">
            <text:p>58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47" calcext:value-type="percentage">
            <text:p>47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4117" calcext:value-type="percentage">
            <text:p>41,1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5608" calcext:value-type="percentage">
            <text:p>56,08%</text:p>
          </table:table-cell>
          <table:table-cell office:value-type="percentage" office:value="0.52" calcext:value-type="percentage">
            <text:p>5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087" calcext:value-type="percentage">
            <text:p>40,87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6961" calcext:value-type="percentage">
            <text:p>69,61%</text:p>
          </table:table-cell>
          <table:table-cell office:value-type="percentage" office:value="0.7" calcext:value-type="percentage">
            <text:p>7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3804" calcext:value-type="percentage">
            <text:p>38,04%</text:p>
          </table:table-cell>
          <table:table-cell office:value-type="percentage" office:value="0.3133" calcext:value-type="percentage">
            <text:p>31,33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5255" calcext:value-type="percentage">
            <text:p>52,55%</text:p>
          </table:table-cell>
          <table:table-cell office:value-type="percentage" office:value="0.47" calcext:value-type="percentage">
            <text:p>47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4232" calcext:value-type="percentage">
            <text:p>42,32%</text:p>
          </table:table-cell>
          <table:table-cell office:value-type="percentage" office:value="0.3613" calcext:value-type="percentage">
            <text:p>36,1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5451" calcext:value-type="percentage">
            <text:p>54,51%</text:p>
          </table:table-cell>
          <table:table-cell office:value-type="percentage" office:value="0.52" calcext:value-type="percentage">
            <text:p>5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77" calcext:value-type="percentage">
            <text:p>37,70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6314" calcext:value-type="percentage">
            <text:p>63,14%</text:p>
          </table:table-cell>
          <table:table-cell office:value-type="percentage" office:value="0.64" calcext:value-type="percentage">
            <text:p>64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6451" calcext:value-type="percentage">
            <text:p>64,51%</text:p>
          </table:table-cell>
          <table:table-cell office:value-type="percentage" office:value="0.64" calcext:value-type="percentage">
            <text:p>64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057" calcext:value-type="percentage">
            <text:p>30,57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8" calcext:value-type="percentage">
            <text:p>58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6:.B165])" office:value-type="percentage" office:value="0.41673" calcext:value-type="percentage">
            <text:p>41,67%</text:p>
          </table:table-cell>
          <table:table-cell table:style-name="ce1" table:formula="of:=AVERAGE([.C156:.C165])" office:value-type="percentage" office:value="0.35351" calcext:value-type="percentage">
            <text:p>35,35%</text:p>
          </table:table-cell>
          <table:table-cell table:style-name="ce1" table:number-columns-repeated="2"/>
          <table:table-cell table:style-name="ce1" table:formula="of:=AVERAGE([.F156:.F165])" office:value-type="percentage" office:value="0.60543" calcext:value-type="percentage">
            <text:p>60,54%</text:p>
          </table:table-cell>
          <table:table-cell table:style-name="ce1" table:formula="of:=AVERAGE([.G156:.G165])" office:value-type="percentage" office:value="0.588" calcext:value-type="percentage">
            <text:p>58,8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5077" calcext:value-type="percentage">
            <text:p>50,7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452" calcext:value-type="percentage">
            <text:p>45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521" calcext:value-type="percentage">
            <text:p>52,1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4827" calcext:value-type="percentage">
            <text:p>48,27%</text:p>
          </table:table-cell>
          <table:table-cell office:value-type="percentage" office:value="0.436" calcext:value-type="percentage">
            <text:p>43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483" calcext:value-type="percentage">
            <text:p>54,83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476" calcext:value-type="percentage">
            <text:p>47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4833" calcext:value-type="percentage">
            <text:p>48,33%</text:p>
          </table:table-cell>
          <table:table-cell office:value-type="percentage" office:value="0.4287" calcext:value-type="percentage">
            <text:p>42,8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4953" calcext:value-type="percentage">
            <text:p>49,53%</text:p>
          </table:table-cell>
          <table:table-cell office:value-type="percentage" office:value="0.5767" calcext:value-type="percentage">
            <text:p>57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472" calcext:value-type="percentage">
            <text:p>47,2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387" calcext:value-type="percentage">
            <text:p>43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414" calcext:value-type="percentage">
            <text:p>41,4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4567" calcext:value-type="percentage">
            <text:p>45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767" calcext:value-type="percentage">
            <text:p>47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4" calcext:value-type="percentage">
            <text:p>44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4845" calcext:value-type="percentage">
            <text:p>48,45%</text:p>
          </table:table-cell>
          <table:table-cell office:value-type="percentage" office:value="0.4633" calcext:value-type="percentage">
            <text:p>46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5047" calcext:value-type="percentage">
            <text:p>50,47%</text:p>
          </table:table-cell>
          <table:table-cell office:value-type="percentage" office:value="0.506" calcext:value-type="percentage">
            <text:p>50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4573" calcext:value-type="percentage">
            <text:p>45,73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5087" calcext:value-type="percentage">
            <text:p>50,87%</text:p>
          </table:table-cell>
          <table:table-cell office:value-type="percentage" office:value="0.53" calcext:value-type="percentage">
            <text:p>5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4878" calcext:value-type="percentage">
            <text:p>48,78%</text:p>
          </table:table-cell>
          <table:table-cell office:value-type="percentage" office:value="0.4917" calcext:value-type="percentage">
            <text:p>49,17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4473" calcext:value-type="percentage">
            <text:p>44,73%</text:p>
          </table:table-cell>
          <table:table-cell office:value-type="percentage" office:value="0.4313" calcext:value-type="percentage">
            <text:p>43,1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69:.B178])" office:value-type="percentage" office:value="0.48589" calcext:value-type="percentage">
            <text:p>48,59%</text:p>
          </table:table-cell>
          <table:table-cell table:style-name="ce1" table:formula="of:=AVERAGE([.C169:.C178])" office:value-type="percentage" office:value="0.47807" calcext:value-type="percentage">
            <text:p>47,81%</text:p>
          </table:table-cell>
          <table:table-cell table:style-name="ce1" table:number-columns-repeated="2"/>
          <table:table-cell table:style-name="ce1" table:formula="of:=AVERAGE([.F169:.F178])" office:value-type="percentage" office:value="0.48493" calcext:value-type="percentage">
            <text:p>48,49%</text:p>
          </table:table-cell>
          <table:table-cell table:style-name="ce1" table:formula="of:=AVERAGE([.G169:.G178])" office:value-type="percentage" office:value="0.47434" calcext:value-type="percentage">
            <text:p>47,4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118" calcext:value-type="percentage">
            <text:p>11,8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347" calcext:value-type="percentage">
            <text:p>13,47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1007" calcext:value-type="percentage">
            <text:p>10,07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307" calcext:value-type="percentage">
            <text:p>13,07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28" calcext:value-type="percentage">
            <text:p>12,8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82" calcext:value-type="percentage">
            <text:p>8,20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993" calcext:value-type="percentage">
            <text:p>9,93%</text:p>
          </table:table-cell>
          <table:table-cell office:value-type="percentage" office:value="0.1113" calcext:value-type="percentage">
            <text:p>11,1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table:formula="of:=AVERAGE([.B182:.B191])" office:value-type="percentage" office:value="0.08893" calcext:value-type="percentage">
            <text:p>8,89%</text:p>
          </table:table-cell>
          <table:table-cell table:style-name="ce1" table:formula="of:=AVERAGE([.C182:.C191])" office:value-type="percentage" office:value="0.11993" calcext:value-type="percentage">
            <text:p>11,99%</text:p>
          </table:table-cell>
          <table:table-cell table:style-name="ce1" table:number-columns-repeated="2"/>
          <table:table-cell table:style-name="ce1" table:formula="of:=AVERAGE([.F182:.F191])" office:value-type="string" office:string-value="" calcext:value-type="error">
            <text:p>#DIV/0!</text:p>
          </table:table-cell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9" calcext:value-type="percentage">
            <text:p>39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36" calcext:value-type="percentage">
            <text:p>3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5193" calcext:value-type="percentage">
            <text:p>51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4611" calcext:value-type="percentage">
            <text:p>46,11%</text:p>
          </table:table-cell>
          <table:table-cell office:value-type="percentage" office:value="0.3" calcext:value-type="percentage">
            <text:p>3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452" calcext:value-type="percentage">
            <text:p>45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533" calcext:value-type="percentage">
            <text:p>25,33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27" calcext:value-type="percentage">
            <text:p>32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3" calcext:value-type="percentage">
            <text:p>3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4537" calcext:value-type="percentage">
            <text:p>45,37%</text:p>
          </table:table-cell>
          <table:table-cell office:value-type="percentage" office:value="0.327" calcext:value-type="percentage">
            <text:p>32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27" calcext:value-type="percentage">
            <text:p>27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1" calcext:value-type="percentage">
            <text:p>41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14633" calcext:value-type="percentage">
            <text:p>14,63%</text:p>
          </table:table-cell>
          <table:table-cell table:style-name="ce1" table:formula="of:=AVERAGE([.C195:.C204])" office:value-type="percentage" office:value="0.14133" calcext:value-type="percentage">
            <text:p>14,13%</text:p>
          </table:table-cell>
          <table:table-cell table:style-name="ce1" table:number-columns-repeated="2"/>
          <table:table-cell table:style-name="ce1" table:formula="of:=AVERAGE([.F195:.F204])" office:value-type="percentage" office:value="0.45869" calcext:value-type="percentage">
            <text:p>45,87%</text:p>
          </table:table-cell>
          <table:table-cell table:style-name="ce1" table:formula="of:=AVERAGE([.G195:.G204])" office:value-type="percentage" office:value="0.36253" calcext:value-type="percentage">
            <text:p>36,2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25.09" calcext:value-type="float">
            <text:p>1625,09</text:p>
          </table:table-cell>
          <table:table-cell table:style-name="ce3" office:value-type="float" office:value="1398.17" calcext:value-type="float">
            <text:p>1398,17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8.862" calcext:value-type="float">
            <text:p>8,862</text:p>
          </table:table-cell>
          <table:table-cell table:style-name="ce3" office:value-type="float" office:value="0.133" calcext:value-type="float">
            <text:p>0,1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873.67" calcext:value-type="float">
            <text:p>1873,67</text:p>
          </table:table-cell>
          <table:table-cell table:style-name="ce3" office:value-type="float" office:value="1653.8" calcext:value-type="float">
            <text:p>1653,8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8.921" calcext:value-type="float">
            <text:p>8,921</text:p>
          </table:table-cell>
          <table:table-cell table:style-name="ce3" office:value-type="float" office:value="0.713" calcext:value-type="float">
            <text:p>0,7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95.66" calcext:value-type="float">
            <text:p>2295,66</text:p>
          </table:table-cell>
          <table:table-cell table:style-name="ce3" office:value-type="float" office:value="2185.13" calcext:value-type="float">
            <text:p>2185,13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8.992" calcext:value-type="float">
            <text:p>8,992</text:p>
          </table:table-cell>
          <table:table-cell table:style-name="ce3" office:value-type="float" office:value="0.683" calcext:value-type="float">
            <text:p>0,68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1993.13" calcext:value-type="float">
            <text:p>1993,13</text:p>
          </table:table-cell>
          <table:table-cell table:style-name="ce3" office:value-type="float" office:value="1806" calcext:value-type="float">
            <text:p>180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02" calcext:value-type="float">
            <text:p>9,002</text:p>
          </table:table-cell>
          <table:table-cell table:style-name="ce3" office:value-type="float" office:value="0.595" calcext:value-type="float">
            <text:p>0,5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071.58" calcext:value-type="float">
            <text:p>2071,58</text:p>
          </table:table-cell>
          <table:table-cell table:style-name="ce3" office:value-type="float" office:value="1882.73" calcext:value-type="float">
            <text:p>1882,73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8.849" calcext:value-type="float">
            <text:p>8,849</text:p>
          </table:table-cell>
          <table:table-cell table:style-name="ce3" office:value-type="float" office:value="0.65" calcext:value-type="float">
            <text:p>0,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152.39" calcext:value-type="float">
            <text:p>2152,39</text:p>
          </table:table-cell>
          <table:table-cell table:style-name="ce3" office:value-type="float" office:value="1881.66" calcext:value-type="float">
            <text:p>1881,6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8.706" calcext:value-type="float">
            <text:p>8,706</text:p>
          </table:table-cell>
          <table:table-cell table:style-name="ce3" office:value-type="float" office:value="0.628" calcext:value-type="float">
            <text:p>0,62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739.06" calcext:value-type="float">
            <text:p>1739,06</text:p>
          </table:table-cell>
          <table:table-cell table:style-name="ce3" office:value-type="float" office:value="1507.88" calcext:value-type="float">
            <text:p>1507,88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8.875" calcext:value-type="float">
            <text:p>8,875</text:p>
          </table:table-cell>
          <table:table-cell table:style-name="ce3" office:value-type="float" office:value="0.769" calcext:value-type="float">
            <text:p>0,7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191.6" calcext:value-type="float">
            <text:p>2191,6</text:p>
          </table:table-cell>
          <table:table-cell table:style-name="ce3" office:value-type="float" office:value="1947.36" calcext:value-type="float">
            <text:p>1947,36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8.856" calcext:value-type="float">
            <text:p>8,856</text:p>
          </table:table-cell>
          <table:table-cell table:style-name="ce3" office:value-type="float" office:value="0.735" calcext:value-type="float">
            <text:p>0,7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04.23" calcext:value-type="float">
            <text:p>1904,23</text:p>
          </table:table-cell>
          <table:table-cell table:style-name="ce3" office:value-type="float" office:value="1779.8" calcext:value-type="float">
            <text:p>1779,8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8.899" calcext:value-type="float">
            <text:p>8,899</text:p>
          </table:table-cell>
          <table:table-cell table:style-name="ce3" office:value-type="float" office:value="1.381" calcext:value-type="float">
            <text:p>1,3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014.28" calcext:value-type="float">
            <text:p>2014,28</text:p>
          </table:table-cell>
          <table:table-cell table:style-name="ce3" office:value-type="float" office:value="1873.66" calcext:value-type="float">
            <text:p>1873,66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8.92" calcext:value-type="float">
            <text:p>8,92</text:p>
          </table:table-cell>
          <table:table-cell table:style-name="ce3" office:value-type="float" office:value="0.677" calcext:value-type="float">
            <text:p>0,67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08:.B217])" office:value-type="float" office:value="1986.069" calcext:value-type="float">
            <text:p>1986,069</text:p>
          </table:table-cell>
          <table:table-cell table:style-name="ce4" table:formula="of:=AVERAGE([.C208:.C217])" office:value-type="float" office:value="1791.619" calcext:value-type="float">
            <text:p>1791,619</text:p>
          </table:table-cell>
          <table:table-cell table:style-name="Default"/>
          <table:table-cell table:style-name="ce1"/>
          <table:table-cell table:style-name="ce4" table:formula="of:=AVERAGE([.F208:.F217])" office:value-type="float" office:value="8.8882" calcext:value-type="float">
            <text:p>8,8882</text:p>
          </table:table-cell>
          <table:table-cell table:style-name="ce4" table:formula="of:=AVERAGE([.G208:.G217])" office:value-type="float" office:value="0.6964" calcext:value-type="float">
            <text:p>0,696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965.89" calcext:value-type="float">
            <text:p>2965,89</text:p>
          </table:table-cell>
          <table:table-cell table:style-name="ce3" office:value-type="float" office:value="2912.57" calcext:value-type="float">
            <text:p>2912,57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432" calcext:value-type="float">
            <text:p>0,432</text:p>
          </table:table-cell>
          <table:table-cell table:style-name="ce3" office:value-type="float" office:value="0.189" calcext:value-type="float">
            <text:p>0,1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886.89" calcext:value-type="float">
            <text:p>1886,89</text:p>
          </table:table-cell>
          <table:table-cell table:style-name="ce3" office:value-type="float" office:value="1657.4" calcext:value-type="float">
            <text:p>1657,4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441" calcext:value-type="float">
            <text:p>0,441</text:p>
          </table:table-cell>
          <table:table-cell table:style-name="ce3" office:value-type="float" office:value="0.212" calcext:value-type="float">
            <text:p>0,2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579.65" calcext:value-type="float">
            <text:p>2579,65</text:p>
          </table:table-cell>
          <table:table-cell table:style-name="ce3" office:value-type="float" office:value="2554.2" calcext:value-type="float">
            <text:p>2554,2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397" calcext:value-type="float">
            <text:p>0,397</text:p>
          </table:table-cell>
          <table:table-cell table:style-name="ce3" office:value-type="float" office:value="0.104" calcext:value-type="float">
            <text:p>0,10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34.17" calcext:value-type="float">
            <text:p>2734,17</text:p>
          </table:table-cell>
          <table:table-cell table:style-name="ce3" office:value-type="float" office:value="3071.13" calcext:value-type="float">
            <text:p>3071,13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488" calcext:value-type="float">
            <text:p>0,488</text:p>
          </table:table-cell>
          <table:table-cell table:style-name="ce3" office:value-type="float" office:value="0.263" calcext:value-type="float">
            <text:p>0,26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092.39" calcext:value-type="float">
            <text:p>2092,39</text:p>
          </table:table-cell>
          <table:table-cell table:style-name="ce3" office:value-type="float" office:value="1897.13" calcext:value-type="float">
            <text:p>1897,13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835" calcext:value-type="float">
            <text:p>0,835</text:p>
          </table:table-cell>
          <table:table-cell table:style-name="ce3" office:value-type="float" office:value="0.532" calcext:value-type="float">
            <text:p>0,5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1969.39" calcext:value-type="float">
            <text:p>1969,39</text:p>
          </table:table-cell>
          <table:table-cell table:style-name="ce3" office:value-type="float" office:value="1871.77" calcext:value-type="float">
            <text:p>1871,77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474" calcext:value-type="float">
            <text:p>0,474</text:p>
          </table:table-cell>
          <table:table-cell table:style-name="ce3" office:value-type="float" office:value="0.215" calcext:value-type="float">
            <text:p>0,2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417.11" calcext:value-type="float">
            <text:p>2417,11</text:p>
          </table:table-cell>
          <table:table-cell table:style-name="ce3" office:value-type="float" office:value="2587.27" calcext:value-type="float">
            <text:p>2587,27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0383" calcext:value-type="float">
            <text:p>0,038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064.43" calcext:value-type="float">
            <text:p>3064,43</text:p>
          </table:table-cell>
          <table:table-cell table:style-name="ce3" office:value-type="float" office:value="3078.33" calcext:value-type="float">
            <text:p>3078,3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275" calcext:value-type="float">
            <text:p>0,27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930.64" calcext:value-type="float">
            <text:p>2930,64</text:p>
          </table:table-cell>
          <table:table-cell table:style-name="ce3" office:value-type="float" office:value="2879.77" calcext:value-type="float">
            <text:p>2879,77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552" calcext:value-type="float">
            <text:p>0,552</text:p>
          </table:table-cell>
          <table:table-cell table:style-name="ce3" office:value-type="float" office:value="0.297" calcext:value-type="float">
            <text:p>0,2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268.8" calcext:value-type="float">
            <text:p>3268,8</text:p>
          </table:table-cell>
          <table:table-cell table:style-name="ce3" office:value-type="float" office:value="3206.17" calcext:value-type="float">
            <text:p>3206,17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47" calcext:value-type="float">
            <text:p>0,1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1:.B230])" office:value-type="float" office:value="2590.936" calcext:value-type="float">
            <text:p>2590,936</text:p>
          </table:table-cell>
          <table:table-cell table:style-name="ce4" table:formula="of:=AVERAGE([.C221:.C230])" office:value-type="float" office:value="2571.574" calcext:value-type="float">
            <text:p>2571,574</text:p>
          </table:table-cell>
          <table:table-cell table:style-name="Default"/>
          <table:table-cell table:style-name="ce1"/>
          <table:table-cell table:style-name="ce4" table:formula="of:=AVERAGE([.F221:.F230])" office:value-type="float" office:value="0.4868" calcext:value-type="float">
            <text:p>0,4868</text:p>
          </table:table-cell>
          <table:table-cell table:style-name="ce4" table:formula="of:=AVERAGE([.G221:.G230])" office:value-type="float" office:value="0.22723" calcext:value-type="float">
            <text:p>0,227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523" calcext:value-type="float">
            <text:p>0,523</text:p>
          </table:table-cell>
          <table:table-cell table:style-name="ce3" office:value-type="float" office:value="2.545" calcext:value-type="float">
            <text:p>2,545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8.304" calcext:value-type="float">
            <text:p>8,304</text:p>
          </table:table-cell>
          <table:table-cell table:style-name="ce3" office:value-type="float" office:value="3.045" calcext:value-type="float">
            <text:p>3,0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354" calcext:value-type="float">
            <text:p>0,354</text:p>
          </table:table-cell>
          <table:table-cell table:style-name="ce3" office:value-type="float" office:value="1.29" calcext:value-type="float">
            <text:p>1,29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7.446" calcext:value-type="float">
            <text:p>7,446</text:p>
          </table:table-cell>
          <table:table-cell table:style-name="ce3" office:value-type="float" office:value="2.195" calcext:value-type="float">
            <text:p>2,1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 office:value-type="float" office:value="0.763" calcext:value-type="float">
            <text:p>0,763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2.006" calcext:value-type="float">
            <text:p>2,0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64" calcext:value-type="float">
            <text:p>0,64</text:p>
          </table:table-cell>
          <table:table-cell table:style-name="ce3" office:value-type="float" office:value="1.602" calcext:value-type="float">
            <text:p>1,602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7.566" calcext:value-type="float">
            <text:p>7,566</text:p>
          </table:table-cell>
          <table:table-cell table:style-name="ce3" office:value-type="float" office:value="2.202" calcext:value-type="float">
            <text:p>2,20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804" calcext:value-type="float">
            <text:p>0,804</text:p>
          </table:table-cell>
          <table:table-cell table:style-name="ce3" office:value-type="float" office:value="1.186" calcext:value-type="float">
            <text:p>1,186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7.986" calcext:value-type="float">
            <text:p>7,986</text:p>
          </table:table-cell>
          <table:table-cell table:style-name="ce3" office:value-type="float" office:value="2.587" calcext:value-type="float">
            <text:p>2,58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557" calcext:value-type="float">
            <text:p>0,557</text:p>
          </table:table-cell>
          <table:table-cell table:style-name="ce3" office:value-type="float" office:value="1.037" calcext:value-type="float">
            <text:p>1,037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7.547" calcext:value-type="float">
            <text:p>7,547</text:p>
          </table:table-cell>
          <table:table-cell table:style-name="ce3" office:value-type="float" office:value="1.984" calcext:value-type="float">
            <text:p>1,9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565" calcext:value-type="float">
            <text:p>0,565</text:p>
          </table:table-cell>
          <table:table-cell table:style-name="ce3" office:value-type="float" office:value="0.478" calcext:value-type="float">
            <text:p>0,478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7.856" calcext:value-type="float">
            <text:p>7,856</text:p>
          </table:table-cell>
          <table:table-cell table:style-name="ce3" office:value-type="float" office:value="2.508" calcext:value-type="float">
            <text:p>2,50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637" calcext:value-type="float">
            <text:p>0,637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7.68" calcext:value-type="float">
            <text:p>7,68</text:p>
          </table:table-cell>
          <table:table-cell table:style-name="ce3" office:value-type="float" office:value="2.374" calcext:value-type="float">
            <text:p>2,3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746" calcext:value-type="float">
            <text:p>0,746</text:p>
          </table:table-cell>
          <table:table-cell table:style-name="ce3" office:value-type="float" office:value="0.704" calcext:value-type="float">
            <text:p>0,704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7.458" calcext:value-type="float">
            <text:p>7,458</text:p>
          </table:table-cell>
          <table:table-cell table:style-name="ce3" office:value-type="float" office:value="1.909" calcext:value-type="float">
            <text:p>1,90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672" calcext:value-type="float">
            <text:p>0,672</text:p>
          </table:table-cell>
          <table:table-cell table:style-name="ce3" office:value-type="float" office:value="1.046" calcext:value-type="float">
            <text:p>1,046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8.146" calcext:value-type="float">
            <text:p>8,146</text:p>
          </table:table-cell>
          <table:table-cell table:style-name="ce3" office:value-type="float" office:value="2.364" calcext:value-type="float">
            <text:p>2,36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4:.B243])" office:value-type="float" office:value="0.6618" calcext:value-type="float">
            <text:p>0,6618</text:p>
          </table:table-cell>
          <table:table-cell table:style-name="ce4" table:formula="of:=AVERAGE([.C234:.C243])" office:value-type="float" office:value="1.1288" calcext:value-type="float">
            <text:p>1,1288</text:p>
          </table:table-cell>
          <table:table-cell table:style-name="Default"/>
          <table:table-cell table:style-name="ce1"/>
          <table:table-cell table:style-name="ce4" table:formula="of:=AVERAGE([.F234:.F243])" office:value-type="float" office:value="7.7129" calcext:value-type="float">
            <text:p>7,7129</text:p>
          </table:table-cell>
          <table:table-cell table:style-name="ce4" table:formula="of:=AVERAGE([.G234:.G243])" office:value-type="float" office:value="2.3174" calcext:value-type="float">
            <text:p>2,31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485" calcext:value-type="float">
            <text:p>0,485</text:p>
          </table:table-cell>
          <table:table-cell table:style-name="ce3" office:value-type="float" office:value="0.108" calcext:value-type="float">
            <text:p>0,108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2.258" calcext:value-type="float">
            <text:p>2,258</text:p>
          </table:table-cell>
          <table:table-cell table:style-name="ce3" office:value-type="float" office:value="1.527" calcext:value-type="float">
            <text:p>1,5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0537" calcext:value-type="float">
            <text:p>0,0537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1.229" calcext:value-type="float">
            <text:p>1,229</text:p>
          </table:table-cell>
          <table:table-cell table:style-name="ce3" office:value-type="float" office:value="1.274" calcext:value-type="float">
            <text:p>1,2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0.469" calcext:value-type="float">
            <text:p>0,469</text:p>
          </table:table-cell>
          <table:table-cell table:style-name="ce3" office:value-type="float" office:value="0.108" calcext:value-type="float">
            <text:p>0,108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.25" calcext:value-type="float">
            <text:p>5,25</text:p>
          </table:table-cell>
          <table:table-cell table:style-name="ce3" office:value-type="float" office:value="5.199" calcext:value-type="float">
            <text:p>5,19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0.438" calcext:value-type="float">
            <text:p>0,438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4.159" calcext:value-type="float">
            <text:p>4,159</text:p>
          </table:table-cell>
          <table:table-cell table:style-name="ce3" office:value-type="float" office:value="2.711" calcext:value-type="float">
            <text:p>2,7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2.068" calcext:value-type="float">
            <text:p>2,068</text:p>
          </table:table-cell>
          <table:table-cell table:style-name="ce3" office:value-type="float" office:value="1.536" calcext:value-type="float">
            <text:p>1,5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45" calcext:value-type="float">
            <text:p>0,45</text:p>
          </table:table-cell>
          <table:table-cell table:style-name="ce3" office:value-type="float" office:value="0.0632" calcext:value-type="float">
            <text:p>0,0632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294" calcext:value-type="float">
            <text:p>1,294</text:p>
          </table:table-cell>
          <table:table-cell table:style-name="ce3" office:value-type="float" office:value="1.192" calcext:value-type="float">
            <text:p>1,19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04" calcext:value-type="float">
            <text:p>0,04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2.083" calcext:value-type="float">
            <text:p>2,083</text:p>
          </table:table-cell>
          <table:table-cell table:style-name="ce3" office:value-type="float" office:value="1.884" calcext:value-type="float">
            <text:p>1,8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0.483" calcext:value-type="float">
            <text:p>0,483</text:p>
          </table:table-cell>
          <table:table-cell table:style-name="ce3" office:value-type="float" office:value="0.09" calcext:value-type="float">
            <text:p>0,09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3.939" calcext:value-type="float">
            <text:p>3,939</text:p>
          </table:table-cell>
          <table:table-cell table:style-name="ce3" office:value-type="float" office:value="4.023" calcext:value-type="float">
            <text:p>4,0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467" calcext:value-type="float">
            <text:p>0,467</text:p>
          </table:table-cell>
          <table:table-cell table:style-name="ce3" office:value-type="float" office:value="0.096" calcext:value-type="float">
            <text:p>0,096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.78" calcext:value-type="float">
            <text:p>1,78</text:p>
          </table:table-cell>
          <table:table-cell table:style-name="ce3" office:value-type="float" office:value="0.8" calcext:value-type="float">
            <text:p>0,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422" calcext:value-type="float">
            <text:p>0,422</text:p>
          </table:table-cell>
          <table:table-cell table:style-name="ce3" office:value-type="float" office:value="0.045" calcext:value-type="float">
            <text:p>0,045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233" calcext:value-type="float">
            <text:p>1,2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7:.B256])" office:value-type="float" office:value="0.4375" calcext:value-type="float">
            <text:p>0,4375</text:p>
          </table:table-cell>
          <table:table-cell table:style-name="ce4" table:formula="of:=AVERAGE([.C247:.C256])" office:value-type="float" office:value="0.08179" calcext:value-type="float">
            <text:p>0,08179</text:p>
          </table:table-cell>
          <table:table-cell table:style-name="Default"/>
          <table:table-cell table:style-name="ce1"/>
          <table:table-cell table:style-name="ce4" table:formula="of:=AVERAGE([.F247:.F256])" office:value-type="float" office:value="2.532" calcext:value-type="float">
            <text:p>2,532</text:p>
          </table:table-cell>
          <table:table-cell table:style-name="ce4" table:formula="of:=AVERAGE([.G247:.G256])" office:value-type="float" office:value="2.1379" calcext:value-type="float">
            <text:p>2,137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897.96" calcext:value-type="float">
            <text:p>2897,96</text:p>
          </table:table-cell>
          <table:table-cell table:style-name="ce3" office:value-type="float" office:value="4038.89" calcext:value-type="float">
            <text:p>4038,89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2.029" calcext:value-type="float">
            <text:p>2,029</text:p>
          </table:table-cell>
          <table:table-cell table:style-name="ce3" office:value-type="float" office:value="0.639" calcext:value-type="float">
            <text:p>0,6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5.67" calcext:value-type="float">
            <text:p>2635,67</text:p>
          </table:table-cell>
          <table:table-cell table:style-name="ce3" office:value-type="float" office:value="3490.17" calcext:value-type="float">
            <text:p>3490,17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2.198" calcext:value-type="float">
            <text:p>2,198</text:p>
          </table:table-cell>
          <table:table-cell table:style-name="ce3" office:value-type="float" office:value="0.492" calcext:value-type="float">
            <text:p>0,49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626.51" calcext:value-type="float">
            <text:p>2626,51</text:p>
          </table:table-cell>
          <table:table-cell table:style-name="ce3" office:value-type="float" office:value="3682.74" calcext:value-type="float">
            <text:p>3682,74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3.058" calcext:value-type="float">
            <text:p>3,058</text:p>
          </table:table-cell>
          <table:table-cell table:style-name="ce3" office:value-type="float" office:value="1.316" calcext:value-type="float">
            <text:p>1,3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313" calcext:value-type="float">
            <text:p>3313</text:p>
          </table:table-cell>
          <table:table-cell table:style-name="ce3" office:value-type="float" office:value="3719.49" calcext:value-type="float">
            <text:p>3719,49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2.708" calcext:value-type="float">
            <text:p>2,708</text:p>
          </table:table-cell>
          <table:table-cell table:style-name="ce3" office:value-type="float" office:value="0.852" calcext:value-type="float">
            <text:p>0,85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846.23" calcext:value-type="float">
            <text:p>3846,23</text:p>
          </table:table-cell>
          <table:table-cell table:style-name="ce3" office:value-type="float" office:value="5132.47" calcext:value-type="float">
            <text:p>5132,47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1.992" calcext:value-type="float">
            <text:p>1,992</text:p>
          </table:table-cell>
          <table:table-cell table:style-name="ce3" office:value-type="float" office:value="0.824" calcext:value-type="float">
            <text:p>0,8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705.63" calcext:value-type="float">
            <text:p>3705,63</text:p>
          </table:table-cell>
          <table:table-cell table:style-name="ce3" office:value-type="float" office:value="4741.27" calcext:value-type="float">
            <text:p>4741,27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1.991" calcext:value-type="float">
            <text:p>1,991</text:p>
          </table:table-cell>
          <table:table-cell table:style-name="ce3" office:value-type="float" office:value="0.743" calcext:value-type="float">
            <text:p>0,7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968.95" calcext:value-type="float">
            <text:p>2968,95</text:p>
          </table:table-cell>
          <table:table-cell table:style-name="ce3" office:value-type="float" office:value="4064.99" calcext:value-type="float">
            <text:p>4064,99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1.705" calcext:value-type="float">
            <text:p>1,705</text:p>
          </table:table-cell>
          <table:table-cell table:style-name="ce3" office:value-type="float" office:value="0.616" calcext:value-type="float">
            <text:p>0,6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626.75" calcext:value-type="float">
            <text:p>2626,75</text:p>
          </table:table-cell>
          <table:table-cell table:style-name="ce3" office:value-type="float" office:value="3339.71" calcext:value-type="float">
            <text:p>3339,71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2.14" calcext:value-type="float">
            <text:p>2,14</text:p>
          </table:table-cell>
          <table:table-cell table:style-name="ce3" office:value-type="float" office:value="1.005" calcext:value-type="float">
            <text:p>1,00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3076.04" calcext:value-type="float">
            <text:p>3076,04</text:p>
          </table:table-cell>
          <table:table-cell table:style-name="ce3" office:value-type="float" office:value="4029.24" calcext:value-type="float">
            <text:p>4029,24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1.796" calcext:value-type="float">
            <text:p>1,796</text:p>
          </table:table-cell>
          <table:table-cell table:style-name="ce3" office:value-type="float" office:value="0.526" calcext:value-type="float">
            <text:p>0,5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2648.78" calcext:value-type="float">
            <text:p>2648,78</text:p>
          </table:table-cell>
          <table:table-cell table:style-name="ce3" office:value-type="float" office:value="3860.94" calcext:value-type="float">
            <text:p>3860,94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2.43" calcext:value-type="float">
            <text:p>2,43</text:p>
          </table:table-cell>
          <table:table-cell table:style-name="ce3" office:value-type="float" office:value="0.895" calcext:value-type="float">
            <text:p>0,8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0:.B269])" office:value-type="float" office:value="3034.552" calcext:value-type="float">
            <text:p>3034,552</text:p>
          </table:table-cell>
          <table:table-cell table:style-name="ce4" table:formula="of:=AVERAGE([.C260:.C269])" office:value-type="float" office:value="4009.991" calcext:value-type="float">
            <text:p>4009,991</text:p>
          </table:table-cell>
          <table:table-cell table:style-name="Default"/>
          <table:table-cell table:style-name="ce1"/>
          <table:table-cell table:style-name="ce4" table:formula="of:=AVERAGE([.F260:.F269])" office:value-type="float" office:value="2.2047" calcext:value-type="float">
            <text:p>2,2047</text:p>
          </table:table-cell>
          <table:table-cell table:style-name="ce4" table:formula="of:=AVERAGE([.G260:.G269])" office:value-type="float" office:value="0.7908" calcext:value-type="float">
            <text:p>0,790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386" calcext:value-type="float">
            <text:p>0,386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20.522" calcext:value-type="float">
            <text:p>20,522</text:p>
          </table:table-cell>
          <table:table-cell table:style-name="ce3" office:value-type="float" office:value="12.364" calcext:value-type="float">
            <text:p>12,36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59" calcext:value-type="float">
            <text:p>0,759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9.872" calcext:value-type="float">
            <text:p>19,872</text:p>
          </table:table-cell>
          <table:table-cell table:style-name="ce3" office:value-type="float" office:value="10.992" calcext:value-type="float">
            <text:p>10,99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447" calcext:value-type="float">
            <text:p>0,447</text:p>
          </table:table-cell>
          <table:table-cell table:style-name="ce3" office:value-type="float" office:value="0.378" calcext:value-type="float">
            <text:p>0,378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8.039" calcext:value-type="float">
            <text:p>18,039</text:p>
          </table:table-cell>
          <table:table-cell table:style-name="ce3" office:value-type="float" office:value="11.651" calcext:value-type="float">
            <text:p>11,6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52" calcext:value-type="float">
            <text:p>0,252</text:p>
          </table:table-cell>
          <table:table-cell table:style-name="ce3" office:value-type="float" office:value="0.144" calcext:value-type="float">
            <text:p>0,144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20.915" calcext:value-type="float">
            <text:p>20,915</text:p>
          </table:table-cell>
          <table:table-cell table:style-name="ce3" office:value-type="float" office:value="10.893" calcext:value-type="float">
            <text:p>10,8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385" calcext:value-type="float">
            <text:p>0,385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9.181" calcext:value-type="float">
            <text:p>19,181</text:p>
          </table:table-cell>
          <table:table-cell table:style-name="ce3" office:value-type="float" office:value="11.402" calcext:value-type="float">
            <text:p>11,40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237" calcext:value-type="float">
            <text:p>0,237</text:p>
          </table:table-cell>
          <table:table-cell table:style-name="ce3" office:value-type="float" office:value="0.132" calcext:value-type="float">
            <text:p>0,132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21.026" calcext:value-type="float">
            <text:p>21,026</text:p>
          </table:table-cell>
          <table:table-cell table:style-name="ce3" office:value-type="float" office:value="12.613" calcext:value-type="float">
            <text:p>12,6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644" calcext:value-type="float">
            <text:p>0,644</text:p>
          </table:table-cell>
          <table:table-cell table:style-name="ce3" office:value-type="float" office:value="0.537" calcext:value-type="float">
            <text:p>0,537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20.139" calcext:value-type="float">
            <text:p>20,139</text:p>
          </table:table-cell>
          <table:table-cell table:style-name="ce3" office:value-type="float" office:value="12.524" calcext:value-type="float">
            <text:p>12,5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551" calcext:value-type="float">
            <text:p>0,551</text:p>
          </table:table-cell>
          <table:table-cell table:style-name="ce3" office:value-type="float" office:value="0.443" calcext:value-type="float">
            <text:p>0,443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21.711" calcext:value-type="float">
            <text:p>21,711</text:p>
          </table:table-cell>
          <table:table-cell table:style-name="ce3" office:value-type="float" office:value="14.558" calcext:value-type="float">
            <text:p>14,5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323" calcext:value-type="float">
            <text:p>0,323</text:p>
          </table:table-cell>
          <table:table-cell table:style-name="ce3" office:value-type="float" office:value="0.219" calcext:value-type="float">
            <text:p>0,219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6.776" calcext:value-type="float">
            <text:p>16,776</text:p>
          </table:table-cell>
          <table:table-cell table:style-name="ce3" office:value-type="float" office:value="10.545" calcext:value-type="float">
            <text:p>10,5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411" calcext:value-type="float">
            <text:p>0,411</text:p>
          </table:table-cell>
          <table:table-cell table:style-name="ce3" office:value-type="float" office:value="0.328" calcext:value-type="float">
            <text:p>0,328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7.597" calcext:value-type="float">
            <text:p>17,597</text:p>
          </table:table-cell>
          <table:table-cell table:style-name="ce3" office:value-type="float" office:value="9.463" calcext:value-type="float">
            <text:p>9,46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3:.B282])" office:value-type="float" office:value="0.4605" calcext:value-type="float">
            <text:p>0,4605</text:p>
          </table:table-cell>
          <table:table-cell table:style-name="ce4" table:formula="of:=AVERAGE([.C273:.C282])" office:value-type="float" office:value="0.3603" calcext:value-type="float">
            <text:p>0,3603</text:p>
          </table:table-cell>
          <table:table-cell table:style-name="Default"/>
          <table:table-cell table:style-name="ce1"/>
          <table:table-cell table:style-name="ce4" table:formula="of:=AVERAGE([.F273:.F282])" office:value-type="float" office:value="19.5778" calcext:value-type="float">
            <text:p>19,5778</text:p>
          </table:table-cell>
          <table:table-cell table:style-name="ce4" table:formula="of:=AVERAGE([.G273:.G282])" office:value-type="float" office:value="11.7005" calcext:value-type="float">
            <text:p>11,700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2.423" calcext:value-type="float">
            <text:p>2,42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6.551" calcext:value-type="float">
            <text:p>6,551</text:p>
          </table:table-cell>
          <table:table-cell table:style-name="ce3" office:value-type="float" office:value="0.151" calcext:value-type="float">
            <text:p>0,1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0.338" calcext:value-type="float">
            <text:p>0,338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6.53" calcext:value-type="float">
            <text:p>6,53</text:p>
          </table:table-cell>
          <table:table-cell table:style-name="ce3" office:value-type="float" office:value="0.141" calcext:value-type="float">
            <text:p>0,14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564" calcext:value-type="float">
            <text:p>0,564</text:p>
          </table:table-cell>
          <table:table-cell table:style-name="ce3" office:value-type="float" office:value="0.317" calcext:value-type="float">
            <text:p>0,317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0.145" calcext:value-type="float">
            <text:p>0,1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084" calcext:value-type="float">
            <text:p>0,084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6.546" calcext:value-type="float">
            <text:p>6,546</text:p>
          </table:table-cell>
          <table:table-cell table:style-name="ce3" office:value-type="float" office:value="0.145" calcext:value-type="float">
            <text:p>0,1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423" calcext:value-type="float">
            <text:p>0,423</text:p>
          </table:table-cell>
          <table:table-cell table:style-name="ce3" office:value-type="float" office:value="0.189" calcext:value-type="float">
            <text:p>0,189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6.597" calcext:value-type="float">
            <text:p>6,597</text:p>
          </table:table-cell>
          <table:table-cell table:style-name="ce3" office:value-type="float" office:value="0.162" calcext:value-type="float">
            <text:p>0,16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734" calcext:value-type="float">
            <text:p>0,734</text:p>
          </table:table-cell>
          <table:table-cell table:style-name="ce3" office:value-type="float" office:value="0.906" calcext:value-type="float">
            <text:p>0,906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6.592" calcext:value-type="float">
            <text:p>6,592</text:p>
          </table:table-cell>
          <table:table-cell table:style-name="ce3" office:value-type="float" office:value="0.166" calcext:value-type="float">
            <text:p>0,1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532" calcext:value-type="float">
            <text:p>0,532</text:p>
          </table:table-cell>
          <table:table-cell table:style-name="ce3" office:value-type="float" office:value="0.397" calcext:value-type="float">
            <text:p>0,397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6.578" calcext:value-type="float">
            <text:p>6,578</text:p>
          </table:table-cell>
          <table:table-cell table:style-name="ce3" office:value-type="float" office:value="0.157" calcext:value-type="float">
            <text:p>0,1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586" calcext:value-type="float">
            <text:p>0,586</text:p>
          </table:table-cell>
          <table:table-cell table:style-name="ce3" office:value-type="float" office:value="0.798" calcext:value-type="float">
            <text:p>0,798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6.64" calcext:value-type="float">
            <text:p>6,64</text:p>
          </table:table-cell>
          <table:table-cell table:style-name="ce3" office:value-type="float" office:value="0.16" calcext:value-type="float">
            <text:p>0,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301" calcext:value-type="float">
            <text:p>0,301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6.588" calcext:value-type="float">
            <text:p>6,588</text:p>
          </table:table-cell>
          <table:table-cell table:style-name="ce3" office:value-type="float" office:value="0.145" calcext:value-type="float">
            <text:p>0,1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282" calcext:value-type="float">
            <text:p>0,282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6.523" calcext:value-type="float">
            <text:p>6,523</text:p>
          </table:table-cell>
          <table:table-cell table:style-name="ce3" office:value-type="float" office:value="0.124" calcext:value-type="float">
            <text:p>0,1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6:.B295])" office:value-type="float" office:value="0.644" calcext:value-type="float">
            <text:p>0,644</text:p>
          </table:table-cell>
          <table:table-cell table:style-name="ce4" table:formula="of:=AVERAGE([.C286:.C295])" office:value-type="float" office:value="0.6035" calcext:value-type="float">
            <text:p>0,6035</text:p>
          </table:table-cell>
          <table:table-cell table:style-name="Default"/>
          <table:table-cell table:style-name="ce1"/>
          <table:table-cell table:style-name="ce4" table:formula="of:=AVERAGE([.F286:.F295])" office:value-type="float" office:value="6.5745" calcext:value-type="float">
            <text:p>6,5745</text:p>
          </table:table-cell>
          <table:table-cell table:style-name="ce4" table:formula="of:=AVERAGE([.G286:.G295])" office:value-type="float" office:value="0.1496" calcext:value-type="float">
            <text:p>0,14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24.824" calcext:value-type="float">
            <text:p>24,824</text:p>
          </table:table-cell>
          <table:table-cell table:style-name="ce3" office:value-type="float" office:value="23.296" calcext:value-type="float">
            <text:p>23,296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909.458" calcext:value-type="float">
            <text:p>909,458</text:p>
          </table:table-cell>
          <table:table-cell table:style-name="ce3" office:value-type="float" office:value="901.546" calcext:value-type="float">
            <text:p>901,5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24.626" calcext:value-type="float">
            <text:p>24,626</text:p>
          </table:table-cell>
          <table:table-cell table:style-name="ce3" office:value-type="float" office:value="22.949" calcext:value-type="float">
            <text:p>22,949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3.63" calcext:value-type="float">
            <text:p>1233,63</text:p>
          </table:table-cell>
          <table:table-cell table:style-name="ce3" office:value-type="float" office:value="1198.48" calcext:value-type="float">
            <text:p>1198,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22.668" calcext:value-type="float">
            <text:p>22,668</text:p>
          </table:table-cell>
          <table:table-cell table:style-name="ce3" office:value-type="float" office:value="20.307" calcext:value-type="float">
            <text:p>20,30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866.037" calcext:value-type="float">
            <text:p>866,037</text:p>
          </table:table-cell>
          <table:table-cell table:style-name="ce3" office:value-type="float" office:value="851.697" calcext:value-type="float">
            <text:p>851,6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24.738" calcext:value-type="float">
            <text:p>24,738</text:p>
          </table:table-cell>
          <table:table-cell table:style-name="ce3" office:value-type="float" office:value="23.017" calcext:value-type="float">
            <text:p>23,017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978.325" calcext:value-type="float">
            <text:p>978,325</text:p>
          </table:table-cell>
          <table:table-cell table:style-name="ce3" office:value-type="float" office:value="960.875" calcext:value-type="float">
            <text:p>960,87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20.391" calcext:value-type="float">
            <text:p>20,391</text:p>
          </table:table-cell>
          <table:table-cell table:style-name="ce3" office:value-type="float" office:value="18.474" calcext:value-type="float">
            <text:p>18,474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788.576" calcext:value-type="float">
            <text:p>788,576</text:p>
          </table:table-cell>
          <table:table-cell table:style-name="ce3" office:value-type="float" office:value="779.048" calcext:value-type="float">
            <text:p>779,0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27.6" calcext:value-type="float">
            <text:p>27,6</text:p>
          </table:table-cell>
          <table:table-cell table:style-name="ce3" office:value-type="float" office:value="25.973" calcext:value-type="float">
            <text:p>25,973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981.359" calcext:value-type="float">
            <text:p>981,359</text:p>
          </table:table-cell>
          <table:table-cell table:style-name="ce3" office:value-type="float" office:value="974.182" calcext:value-type="float">
            <text:p>974,18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22.315" calcext:value-type="float">
            <text:p>22,315</text:p>
          </table:table-cell>
          <table:table-cell table:style-name="ce3" office:value-type="float" office:value="21.114" calcext:value-type="float">
            <text:p>21,114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800.356" calcext:value-type="float">
            <text:p>800,356</text:p>
          </table:table-cell>
          <table:table-cell table:style-name="ce3" office:value-type="float" office:value="778.967" calcext:value-type="float">
            <text:p>778,9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30.651" calcext:value-type="float">
            <text:p>30,651</text:p>
          </table:table-cell>
          <table:table-cell table:style-name="ce3" office:value-type="float" office:value="28.917" calcext:value-type="float">
            <text:p>28,917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016.76" calcext:value-type="float">
            <text:p>1016,76</text:p>
          </table:table-cell>
          <table:table-cell table:style-name="ce3" office:value-type="float" office:value="991.027" calcext:value-type="float">
            <text:p>991,0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21.927" calcext:value-type="float">
            <text:p>21,927</text:p>
          </table:table-cell>
          <table:table-cell table:style-name="ce3" office:value-type="float" office:value="20.291" calcext:value-type="float">
            <text:p>20,291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111.24" calcext:value-type="float">
            <text:p>1111,24</text:p>
          </table:table-cell>
          <table:table-cell table:style-name="ce3" office:value-type="float" office:value="1082.849" calcext:value-type="float">
            <text:p>1082,8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22.834" calcext:value-type="float">
            <text:p>22,834</text:p>
          </table:table-cell>
          <table:table-cell table:style-name="ce3" office:value-type="float" office:value="21.174" calcext:value-type="float">
            <text:p>21,174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126.6" calcext:value-type="float">
            <text:p>1126,6</text:p>
          </table:table-cell>
          <table:table-cell table:style-name="ce3" office:value-type="float" office:value="1094.95" calcext:value-type="float">
            <text:p>1094,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99:.B308])" office:value-type="float" office:value="24.2574" calcext:value-type="float">
            <text:p>24,2574</text:p>
          </table:table-cell>
          <table:table-cell table:style-name="ce4" table:formula="of:=AVERAGE([.C299:.C308])" office:value-type="float" office:value="22.5512" calcext:value-type="float">
            <text:p>22,5512</text:p>
          </table:table-cell>
          <table:table-cell table:style-name="Default"/>
          <table:table-cell table:style-name="ce1"/>
          <table:table-cell table:style-name="ce4" table:formula="of:=AVERAGE([.F299:.F308])" office:value-type="float" office:value="981.2341" calcext:value-type="float">
            <text:p>981,2341</text:p>
          </table:table-cell>
          <table:table-cell table:style-name="ce4" table:formula="of:=AVERAGE([.G299:.G308])" office:value-type="float" office:value="961.3621" calcext:value-type="float">
            <text:p>961,362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151.55" calcext:value-type="float">
            <text:p>1151,55</text:p>
          </table:table-cell>
          <table:table-cell table:style-name="ce3" office:value-type="float" office:value="1154.14" calcext:value-type="float">
            <text:p>1154,14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1151.62" calcext:value-type="float">
            <text:p>1151,62</text:p>
          </table:table-cell>
          <table:table-cell table:style-name="ce3" office:value-type="float" office:value="1133.41" calcext:value-type="float">
            <text:p>1133,41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995.527" calcext:value-type="float">
            <text:p>995,527</text:p>
          </table:table-cell>
          <table:table-cell table:style-name="ce3" office:value-type="float" office:value="1028.99" calcext:value-type="float">
            <text:p>1028,99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078.26" calcext:value-type="float">
            <text:p>1078,26</text:p>
          </table:table-cell>
          <table:table-cell table:style-name="ce3" office:value-type="float" office:value="1074.98" calcext:value-type="float">
            <text:p>1074,98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1294.56" calcext:value-type="float">
            <text:p>1294,56</text:p>
          </table:table-cell>
          <table:table-cell table:style-name="ce3" office:value-type="float" office:value="1239.21" calcext:value-type="float">
            <text:p>1239,21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1492.88" calcext:value-type="float">
            <text:p>1492,88</text:p>
          </table:table-cell>
          <table:table-cell table:style-name="ce3" office:value-type="float" office:value="1486.17" calcext:value-type="float">
            <text:p>1486,17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1091.73" calcext:value-type="float">
            <text:p>1091,73</text:p>
          </table:table-cell>
          <table:table-cell table:style-name="ce3" office:value-type="float" office:value="1085.6" calcext:value-type="float">
            <text:p>1085,6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968.178" calcext:value-type="float">
            <text:p>968,178</text:p>
          </table:table-cell>
          <table:table-cell table:style-name="ce3" office:value-type="float" office:value="968.639" calcext:value-type="float">
            <text:p>968,639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197.74" calcext:value-type="float">
            <text:p>1197,74</text:p>
          </table:table-cell>
          <table:table-cell table:style-name="ce3" office:value-type="float" office:value="1173.68" calcext:value-type="float">
            <text:p>1173,68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1241.46" calcext:value-type="float">
            <text:p>1241,46</text:p>
          </table:table-cell>
          <table:table-cell table:style-name="ce3" office:value-type="float" office:value="1259.38" calcext:value-type="float">
            <text:p>1259,38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312:.B321])" office:value-type="float" office:value="1166.3505" calcext:value-type="float">
            <text:p>1166,3505</text:p>
          </table:table-cell>
          <table:table-cell table:style-name="ce4" table:formula="of:=AVERAGE([.C312:.C321])" office:value-type="float" office:value="1160.4199" calcext:value-type="float">
            <text:p>1160,4199</text:p>
          </table:table-cell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Default"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MSPROP</text:p>
          </table:table-cell>
          <table:table-cell table:style-name="ce1" office:value-type="string" calcext:value-type="string">
            <text:p>ADAM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03" calcext:value-type="percentage">
            <text:p>8,03%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929" calcext:value-type="percentage">
            <text:p>29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717" calcext:value-type="percentage">
            <text:p>7,17%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929" calcext:value-type="percentage">
            <text:p>19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08" calcext:value-type="percentage">
            <text:p>8,00%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2762" calcext:value-type="percentage">
            <text:p>27,6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849" calcext:value-type="percentage">
            <text:p>8,49%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3095" calcext:value-type="percentage">
            <text:p>3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42" calcext:value-type="percentage">
            <text:p>8,42%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table:number-columns-repeated="2" office:value-type="percentage" office:value="0.4" calcext:value-type="percentage">
            <text:p>40,0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25" calcext:value-type="percentage">
            <text:p>8,25%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476" calcext:value-type="percentage">
            <text:p>24,76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832" calcext:value-type="percentage">
            <text:p>8,32%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3119" calcext:value-type="percentage">
            <text:p>31,1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04" calcext:value-type="percentage">
            <text:p>7,04%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3214" calcext:value-type="percentage">
            <text:p>32,14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736" calcext:value-type="percentage">
            <text:p>7,36%</text:p>
          </table:table-cell>
          <table:table-cell office:value-type="percentage" office:value="0.0734" calcext:value-type="percentage">
            <text:p>7,34%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31" calcext:value-type="percentage">
            <text:p>33,1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73" calcext:value-type="percentage">
            <text:p>7,30%</text:p>
          </table:table-cell>
          <table:table-cell office:value-type="percentage" office:value="0.082" calcext:value-type="percentage">
            <text:p>8,20%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2429" calcext:value-type="percentage">
            <text:p>2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25:.B334])" office:value-type="percentage" office:value="0.08517" calcext:value-type="percentage">
            <text:p>8,52%</text:p>
          </table:table-cell>
          <table:table-cell table:style-name="ce1" table:formula="of:=AVERAGE([.C325:.C334])" office:value-type="percentage" office:value="0.07926" calcext:value-type="percentage">
            <text:p>7,93%</text:p>
          </table:table-cell>
          <table:table-cell table:style-name="Default"/>
          <table:table-cell table:style-name="ce1"/>
          <table:table-cell table:style-name="ce1" table:formula="of:=AVERAGE([.F325:.F334])" office:value-type="percentage" office:value="0.24978" calcext:value-type="percentage">
            <text:p>24,98%</text:p>
          </table:table-cell>
          <table:table-cell table:style-name="ce1" table:formula="of:=AVERAGE([.G325:.G334])" office:value-type="percentage" office:value="0.29263" calcext:value-type="percentage">
            <text:p>29,26%</text:p>
          </table:table-cell>
          <table:table-cell table:style-name="Default" table:number-columns-repeated="3"/>
          <table:table-cell table:number-columns-repeated="1012"/>
        </table:table-row>
      </table:table>
      <table:table table:name="Φύλλο3" table:style-name="ta1">
        <table:shapes>
          <draw:frame draw:z-index="0" draw:style-name="gr1" draw:text-style-name="P1" svg:width="15.999cm" svg:height="8.999cm" svg:x="5.684cm" svg:y="20.238cm">
            <draw:object draw:notify-on-update-of-ranges="Φύλλο3.A54:Φύλλο3.A60 Φύλλο3.B54:Φύλλο3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THREAD1</text:p>
          </table:table-cell>
          <table:table-cell table:style-name="ce5" office:value-type="string" calcext:value-type="string">
            <text:p>THREAD2</text:p>
          </table:table-cell>
          <table:table-cell table:style-name="ce5" office:value-type="string" calcext:value-type="string">
            <text:p>THREAD4</text:p>
          </table:table-cell>
          <table:table-cell table:style-name="ce5" office:value-type="string" calcext:value-type="string">
            <text:p>THREAD8</text:p>
          </table:table-cell>
          <table:table-cell table:style-name="ce5"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91.45" calcext:value-type="float">
            <text:p>91,45</text:p>
          </table:table-cell>
          <table:table-cell office:value-type="float" office:value="49.79" calcext:value-type="float">
            <text:p>49,79</text:p>
          </table:table-cell>
          <table:table-cell office:value-type="float" office:value="31.57" calcext:value-type="float">
            <text:p>31,57</text:p>
          </table:table-cell>
          <table:table-cell office:value-type="float" office:value="18.8" calcext:value-type="float">
            <text:p>18,8</text:p>
          </table:table-cell>
          <table:table-cell office:value-type="float" office:value="21.43" calcext:value-type="float">
            <text:p>21,43</text:p>
          </table:table-cell>
          <table:table-cell office:value-type="float" office:value="5.51" calcext:value-type="float">
            <text:p>5,51</text:p>
          </table:table-cell>
          <table:table-cell office:value-type="float" office:value="18.97" calcext:value-type="float">
            <text:p>18,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87.72" calcext:value-type="float">
            <text:p>587,72</text:p>
          </table:table-cell>
          <table:table-cell office:value-type="float" office:value="313.88" calcext:value-type="float">
            <text:p>313,88</text:p>
          </table:table-cell>
          <table:table-cell office:value-type="float" office:value="167.89" calcext:value-type="float">
            <text:p>167,89</text:p>
          </table:table-cell>
          <table:table-cell office:value-type="float" office:value="93.88" calcext:value-type="float">
            <text:p>93,88</text:p>
          </table:table-cell>
          <table:table-cell office:value-type="float" office:value="13.16" calcext:value-type="float">
            <text:p>13,16</text:p>
          </table:table-cell>
          <table:table-cell office:value-type="float" office:value="20.31" calcext:value-type="float">
            <text:p>20,31</text:p>
          </table:table-cell>
          <table:table-cell office:value-type="float" office:value="290.71" calcext:value-type="float">
            <text:p>290,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494.86" calcext:value-type="float">
            <text:p>494,86</text:p>
          </table:table-cell>
          <table:table-cell office:value-type="float" office:value="265.49" calcext:value-type="float">
            <text:p>265,49</text:p>
          </table:table-cell>
          <table:table-cell office:value-type="float" office:value="144.38" calcext:value-type="float">
            <text:p>144,38</text:p>
          </table:table-cell>
          <table:table-cell office:value-type="float" office:value="75.98" calcext:value-type="float">
            <text:p>75,98</text:p>
          </table:table-cell>
          <table:table-cell office:value-type="float" office:value="91.19" calcext:value-type="float">
            <text:p>91,19</text:p>
          </table:table-cell>
          <table:table-cell office:value-type="float" office:value="9.16" calcext:value-type="float">
            <text:p>9,16</text:p>
          </table:table-cell>
          <table:table-cell office:value-type="float" office:value="103.791" calcext:value-type="float">
            <text:p>103,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50.72" calcext:value-type="float">
            <text:p>250,72</text:p>
          </table:table-cell>
          <table:table-cell office:value-type="float" office:value="142.89" calcext:value-type="float">
            <text:p>142,89</text:p>
          </table:table-cell>
          <table:table-cell office:value-type="float" office:value="81.78" calcext:value-type="float">
            <text:p>81,78</text:p>
          </table:table-cell>
          <table:table-cell office:value-type="float" office:value="44.22" calcext:value-type="float">
            <text:p>44,22</text:p>
          </table:table-cell>
          <table:table-cell office:value-type="float" office:value="8.71" calcext:value-type="float">
            <text:p>8,71</text:p>
          </table:table-cell>
          <table:table-cell office:value-type="float" office:value="6.76" calcext:value-type="float">
            <text:p>6,76</text:p>
          </table:table-cell>
          <table:table-cell office:value-type="float" office:value="99.37" calcext:value-type="float">
            <text:p>99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36.35" calcext:value-type="float">
            <text:p>336,35</text:p>
          </table:table-cell>
          <table:table-cell office:value-type="float" office:value="189.49" calcext:value-type="float">
            <text:p>189,49</text:p>
          </table:table-cell>
          <table:table-cell office:value-type="float" office:value="116.69" calcext:value-type="float">
            <text:p>116,69</text:p>
          </table:table-cell>
          <table:table-cell office:value-type="float" office:value="66.25" calcext:value-type="float">
            <text:p>66,25</text:p>
          </table:table-cell>
          <table:table-cell office:value-type="float" office:value="31.38" calcext:value-type="float">
            <text:p>31,38</text:p>
          </table:table-cell>
          <table:table-cell office:value-type="float" office:value="14.79" calcext:value-type="float">
            <text:p>14,79</text:p>
          </table:table-cell>
          <table:table-cell office:value-type="float" office:value="221.16" calcext:value-type="float">
            <text:p>22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09.53" calcext:value-type="float">
            <text:p>109,53</text:p>
          </table:table-cell>
          <table:table-cell office:value-type="float" office:value="68.8" calcext:value-type="float">
            <text:p>68,8</text:p>
          </table:table-cell>
          <table:table-cell office:value-type="float" office:value="38.49" calcext:value-type="float">
            <text:p>38,49</text:p>
          </table:table-cell>
          <table:table-cell office:value-type="float" office:value="20.68" calcext:value-type="float">
            <text:p>20,68</text:p>
          </table:table-cell>
          <table:table-cell office:value-type="float" office:value="16.36" calcext:value-type="float">
            <text:p>16,36</text:p>
          </table:table-cell>
          <table:table-cell office:value-type="float" office:value="2.29" calcext:value-type="float">
            <text:p>2,29</text:p>
          </table:table-cell>
          <table:table-cell office:value-type="float" office:value="72.86" calcext:value-type="float">
            <text:p>72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20.32" calcext:value-type="float">
            <text:p>220,32</text:p>
          </table:table-cell>
          <table:table-cell office:value-type="float" office:value="121.8" calcext:value-type="float">
            <text:p>121,8</text:p>
          </table:table-cell>
          <table:table-cell office:value-type="float" office:value="73.63" calcext:value-type="float">
            <text:p>73,63</text:p>
          </table:table-cell>
          <table:table-cell office:value-type="float" office:value="38.59" calcext:value-type="float">
            <text:p>38,59</text:p>
          </table:table-cell>
          <table:table-cell office:value-type="float" office:value="4.56" calcext:value-type="float">
            <text:p>4,56</text:p>
          </table:table-cell>
          <table:table-cell office:value-type="float" office:value="5.73" calcext:value-type="float">
            <text:p>5,73</text:p>
          </table:table-cell>
          <table:table-cell office:value-type="float" office:value="183.028" calcext:value-type="float">
            <text:p>183,0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00.71" calcext:value-type="float">
            <text:p>200,71</text:p>
          </table:table-cell>
          <table:table-cell office:value-type="float" office:value="111.24" calcext:value-type="float">
            <text:p>111,24</text:p>
          </table:table-cell>
          <table:table-cell office:value-type="float" office:value="66.92" calcext:value-type="float">
            <text:p>66,92</text:p>
          </table:table-cell>
          <table:table-cell office:value-type="float" office:value="37.76" calcext:value-type="float">
            <text:p>37,76</text:p>
          </table:table-cell>
          <table:table-cell office:value-type="float" office:value="16.27" calcext:value-type="float">
            <text:p>16,27</text:p>
          </table:table-cell>
          <table:table-cell office:value-type="float" office:value="4.85" calcext:value-type="float">
            <text:p>4,85</text:p>
          </table:table-cell>
          <table:table-cell office:value-type="float" office:value="50.437" calcext:value-type="float">
            <text:p>50,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28.38" calcext:value-type="float">
            <text:p>328,38</text:p>
          </table:table-cell>
          <table:table-cell office:value-type="float" office:value="187.02" calcext:value-type="float">
            <text:p>187,02</text:p>
          </table:table-cell>
          <table:table-cell office:value-type="float" office:value="111.23" calcext:value-type="float">
            <text:p>111,23</text:p>
          </table:table-cell>
          <table:table-cell office:value-type="float" office:value="65.7" calcext:value-type="float">
            <text:p>65,7</text:p>
          </table:table-cell>
          <table:table-cell office:value-type="float" office:value="40.59" calcext:value-type="float">
            <text:p>40,59</text:p>
          </table:table-cell>
          <table:table-cell office:value-type="float" office:value="7.8" calcext:value-type="float">
            <text:p>7,8</text:p>
          </table:table-cell>
          <table:table-cell office:value-type="float" office:value="107.713" calcext:value-type="float">
            <text:p>107,7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float" office:value="283.77" calcext:value-type="float">
            <text:p>283,77</text:p>
          </table:table-cell>
          <table:table-cell office:value-type="float" office:value="148.54" calcext:value-type="float">
            <text:p>148,54</text:p>
          </table:table-cell>
          <table:table-cell office:value-type="float" office:value="85.51" calcext:value-type="float">
            <text:p>85,51</text:p>
          </table:table-cell>
          <table:table-cell office:value-type="float" office:value="45.8" calcext:value-type="float">
            <text:p>45,8</text:p>
          </table:table-cell>
          <table:table-cell office:value-type="float" office:value="5.53" calcext:value-type="float">
            <text:p>5,53</text:p>
          </table:table-cell>
          <table:table-cell office:value-type="float" office:value="5.85" calcext:value-type="float">
            <text:p>5,85</text:p>
          </table:table-cell>
          <table:table-cell office:value-type="float" office:value="211.69" calcext:value-type="float">
            <text:p>211,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74.05" calcext:value-type="float">
            <text:p>674,05</text:p>
          </table:table-cell>
          <table:table-cell office:value-type="float" office:value="351" calcext:value-type="float">
            <text:p>351</text:p>
          </table:table-cell>
          <table:table-cell office:value-type="float" office:value="199.54" calcext:value-type="float">
            <text:p>199,54</text:p>
          </table:table-cell>
          <table:table-cell office:value-type="float" office:value="101.66" calcext:value-type="float">
            <text:p>101,66</text:p>
          </table:table-cell>
          <table:table-cell office:value-type="float" office:value="38.9" calcext:value-type="float">
            <text:p>38,9</text:p>
          </table:table-cell>
          <table:table-cell office:value-type="float" office:value="13.17" calcext:value-type="float">
            <text:p>13,17</text:p>
          </table:table-cell>
          <table:table-cell office:value-type="float" office:value="401.16" calcext:value-type="float">
            <text:p>401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15" calcext:value-type="float">
            <text:p>98,15</text:p>
          </table:table-cell>
          <table:table-cell office:value-type="float" office:value="61.01" calcext:value-type="float">
            <text:p>61,01</text:p>
          </table:table-cell>
          <table:table-cell office:value-type="float" office:value="36.15" calcext:value-type="float">
            <text:p>36,15</text:p>
          </table:table-cell>
          <table:table-cell office:value-type="float" office:value="8.76" calcext:value-type="float">
            <text:p>8,76</text:p>
          </table:table-cell>
          <table:table-cell office:value-type="float" office:value="5.54" calcext:value-type="float">
            <text:p>5,54</text:p>
          </table:table-cell>
          <table:table-cell office:value-type="float" office:value="132.836" calcext:value-type="float">
            <text:p>132,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628.73" calcext:value-type="float">
            <text:p>628,73</text:p>
          </table:table-cell>
          <table:table-cell office:value-type="float" office:value="336.71" calcext:value-type="float">
            <text:p>336,71</text:p>
          </table:table-cell>
          <table:table-cell office:value-type="float" office:value="179.995" calcext:value-type="float">
            <text:p>179,995</text:p>
          </table:table-cell>
          <table:table-cell office:value-type="float" office:value="96.14" calcext:value-type="float">
            <text:p>96,14</text:p>
          </table:table-cell>
          <table:table-cell office:value-type="float" office:value="117.4" calcext:value-type="float">
            <text:p>117,4</text:p>
          </table:table-cell>
          <table:table-cell office:value-type="float" office:value="13.76" calcext:value-type="float">
            <text:p>13,76</text:p>
          </table:table-cell>
          <table:table-cell office:value-type="float" office:value="584.48" calcext:value-type="float">
            <text:p>584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float" office:value="464.27" calcext:value-type="float">
            <text:p>464,27</text:p>
          </table:table-cell>
          <table:table-cell office:value-type="float" office:value="258.12" calcext:value-type="float">
            <text:p>258,12</text:p>
          </table:table-cell>
          <table:table-cell office:value-type="float" office:value="138.92" calcext:value-type="float">
            <text:p>138,92</text:p>
          </table:table-cell>
          <table:table-cell office:value-type="float" office:value="74.29" calcext:value-type="float">
            <text:p>74,29</text:p>
          </table:table-cell>
          <table:table-cell office:value-type="float" office:value="87.86" calcext:value-type="float">
            <text:p>87,86</text:p>
          </table:table-cell>
          <table:table-cell office:value-type="float" office:value="12.77" calcext:value-type="float">
            <text:p>12,77</text:p>
          </table:table-cell>
          <table:table-cell office:value-type="float" office:value="160.823" calcext:value-type="float">
            <text:p>160,8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IONS2</text:p>
          </table:table-cell>
          <table:table-cell office:value-type="float" office:value="522.9" calcext:value-type="float">
            <text:p>522,9</text:p>
          </table:table-cell>
          <table:table-cell office:value-type="float" office:value="274.7" calcext:value-type="float">
            <text:p>274,7</text:p>
          </table:table-cell>
          <table:table-cell office:value-type="float" office:value="148.91" calcext:value-type="float">
            <text:p>148,91</text:p>
          </table:table-cell>
          <table:table-cell office:value-type="float" office:value="81.71" calcext:value-type="float">
            <text:p>81,71</text:p>
          </table:table-cell>
          <table:table-cell office:value-type="float" office:value="7.15" calcext:value-type="float">
            <text:p>7,15</text:p>
          </table:table-cell>
          <table:table-cell office:value-type="float" office:value="20.45" calcext:value-type="float">
            <text:p>20,45</text:p>
          </table:table-cell>
          <table:table-cell office:value-type="float" office:value="475.55" calcext:value-type="float">
            <text:p>475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69.19" calcext:value-type="float">
            <text:p>369,19</text:p>
          </table:table-cell>
          <table:table-cell office:value-type="float" office:value="201.85" calcext:value-type="float">
            <text:p>201,85</text:p>
          </table:table-cell>
          <table:table-cell office:value-type="float" office:value="113.01" calcext:value-type="float">
            <text:p>113,01</text:p>
          </table:table-cell>
          <table:table-cell office:value-type="float" office:value="59.8" calcext:value-type="float">
            <text:p>59,8</text:p>
          </table:table-cell>
          <table:table-cell office:value-type="float" office:value="9.43" calcext:value-type="float">
            <text:p>9,43</text:p>
          </table:table-cell>
          <table:table-cell office:value-type="float" office:value="9.39" calcext:value-type="float">
            <text:p>9,39</text:p>
          </table:table-cell>
          <table:table-cell office:value-type="float" office:value="309.7" calcext:value-type="float">
            <text:p>309,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935.78" calcext:value-type="float">
            <text:p>1935,78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573.13" calcext:value-type="float">
            <text:p>573,13</text:p>
          </table:table-cell>
          <table:table-cell office:value-type="float" office:value="276.61" calcext:value-type="float">
            <text:p>276,61</text:p>
          </table:table-cell>
          <table:table-cell office:value-type="float" office:value="604.611" calcext:value-type="float">
            <text:p>604,611</text:p>
          </table:table-cell>
          <table:table-cell office:value-type="float" office:value="164.24" calcext:value-type="float">
            <text:p>164,24</text:p>
          </table:table-cell>
          <table:table-cell office:value-type="float" office:value="1032.497" calcext:value-type="float">
            <text:p>1032,4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34.58" calcext:value-type="float">
            <text:p>234,58</text:p>
          </table:table-cell>
          <table:table-cell office:value-type="float" office:value="154.95" calcext:value-type="float">
            <text:p>154,95</text:p>
          </table:table-cell>
          <table:table-cell office:value-type="float" office:value="95.61" calcext:value-type="float">
            <text:p>95,61</text:p>
          </table:table-cell>
          <table:table-cell office:value-type="float" office:value="65.02" calcext:value-type="float">
            <text:p>65,02</text:p>
          </table:table-cell>
          <table:table-cell office:value-type="float" office:value="31.87" calcext:value-type="float">
            <text:p>31,87</text:p>
          </table:table-cell>
          <table:table-cell office:value-type="float" office:value="12.3" calcext:value-type="float">
            <text:p>12,3</text:p>
          </table:table-cell>
          <table:table-cell office:value-type="float" office:value="168.48" calcext:value-type="float">
            <text:p>168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87.18" calcext:value-type="float">
            <text:p>187,18</text:p>
          </table:table-cell>
          <table:table-cell office:value-type="float" office:value="137.28" calcext:value-type="float">
            <text:p>137,28</text:p>
          </table:table-cell>
          <table:table-cell office:value-type="float" office:value="57.36" calcext:value-type="float">
            <text:p>57,36</text:p>
          </table:table-cell>
          <table:table-cell office:value-type="float" office:value="38.03" calcext:value-type="float">
            <text:p>38,03</text:p>
          </table:table-cell>
          <table:table-cell office:value-type="float" office:value="53.19" calcext:value-type="float">
            <text:p>53,19</text:p>
          </table:table-cell>
          <table:table-cell office:value-type="float" office:value="29.4" calcext:value-type="float">
            <text:p>29,4</text:p>
          </table:table-cell>
          <table:table-cell office:value-type="float" office:value="360.719" calcext:value-type="float">
            <text:p>360,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129.44" calcext:value-type="float">
            <text:p>129,44</text:p>
          </table:table-cell>
          <table:table-cell office:value-type="float" office:value="77.55" calcext:value-type="float">
            <text:p>77,55</text:p>
          </table:table-cell>
          <table:table-cell office:value-type="float" office:value="43.75" calcext:value-type="float">
            <text:p>43,75</text:p>
          </table:table-cell>
          <table:table-cell office:value-type="float" office:value="20.78" calcext:value-type="float">
            <text:p>20,78</text:p>
          </table:table-cell>
          <table:table-cell office:value-type="float" office:value="30.36" calcext:value-type="float">
            <text:p>30,36</text:p>
          </table:table-cell>
          <table:table-cell office:value-type="float" office:value="2.72" calcext:value-type="float">
            <text:p>2,72</text:p>
          </table:table-cell>
          <table:table-cell office:value-type="float" office:value="87.886" calcext:value-type="float">
            <text:p>87,8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485.21" calcext:value-type="float">
            <text:p>485,21</text:p>
          </table:table-cell>
          <table:table-cell office:value-type="float" office:value="252.7" calcext:value-type="float">
            <text:p>252,7</text:p>
          </table:table-cell>
          <table:table-cell office:value-type="float" office:value="156.19" calcext:value-type="float">
            <text:p>156,19</text:p>
          </table:table-cell>
          <table:table-cell office:value-type="float" office:value="85.9" calcext:value-type="float">
            <text:p>85,9</text:p>
          </table:table-cell>
          <table:table-cell office:value-type="float" office:value="9.58" calcext:value-type="float">
            <text:p>9,58</text:p>
          </table:table-cell>
          <table:table-cell office:value-type="float" office:value="23.76" calcext:value-type="float">
            <text:p>23,76</text:p>
          </table:table-cell>
          <table:table-cell office:value-type="float" office:value="408.875" calcext:value-type="float">
            <text:p>408,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49.93" calcext:value-type="float">
            <text:p>149,93</text:p>
          </table:table-cell>
          <table:table-cell office:value-type="float" office:value="79.54" calcext:value-type="float">
            <text:p>79,54</text:p>
          </table:table-cell>
          <table:table-cell office:value-type="float" office:value="49.34" calcext:value-type="float">
            <text:p>49,34</text:p>
          </table:table-cell>
          <table:table-cell office:value-type="float" office:value="29.99" calcext:value-type="float">
            <text:p>29,99</text:p>
          </table:table-cell>
          <table:table-cell office:value-type="float" office:value="6.22" calcext:value-type="float">
            <text:p>6,22</text:p>
          </table:table-cell>
          <table:table-cell office:value-type="float" office:value="4.64" calcext:value-type="float">
            <text:p>4,64</text:p>
          </table:table-cell>
          <table:table-cell office:value-type="float" office:value="120.62" calcext:value-type="float">
            <text:p>120,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_F_S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4.77" calcext:value-type="float">
            <text:p>144,77</text:p>
          </table:table-cell>
          <table:table-cell office:value-type="float" office:value="85.28" calcext:value-type="float">
            <text:p>85,28</text:p>
          </table:table-cell>
          <table:table-cell office:value-type="float" office:value="48.39" calcext:value-type="float">
            <text:p>48,39</text:p>
          </table:table-cell>
          <table:table-cell office:value-type="float" office:value="3.74" calcext:value-type="float">
            <text:p>3,74</text:p>
          </table:table-cell>
          <table:table-cell office:value-type="float" office:value="9.06" calcext:value-type="float">
            <text:p>9,06</text:p>
          </table:table-cell>
          <table:table-cell office:value-type="float" office:value="167.443" calcext:value-type="float">
            <text:p>167,4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_NF_S</text:p>
          </table:table-cell>
          <table:table-cell office:value-type="float" office:value="447.12" calcext:value-type="float">
            <text:p>447,12</text:p>
          </table:table-cell>
          <table:table-cell office:value-type="float" office:value="237.32" calcext:value-type="float">
            <text:p>237,32</text:p>
          </table:table-cell>
          <table:table-cell office:value-type="float" office:value="133.78" calcext:value-type="float">
            <text:p>133,78</text:p>
          </table:table-cell>
          <table:table-cell office:value-type="float" office:value="65.51" calcext:value-type="float">
            <text:p>65,51</text:p>
          </table:table-cell>
          <table:table-cell office:value-type="float" office:value="6.22" calcext:value-type="float">
            <text:p>6,22</text:p>
          </table:table-cell>
          <table:table-cell office:value-type="float" office:value="14.47" calcext:value-type="float">
            <text:p>14,47</text:p>
          </table:table-cell>
          <table:table-cell office:value-type="float" office:value="357.24" calcext:value-type="float">
            <text:p>357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</text:p>
          </table:table-cell>
          <table:table-cell office:value-type="float" office:value="402.38" calcext:value-type="float">
            <text:p>402,38</text:p>
          </table:table-cell>
          <table:table-cell office:value-type="float" office:value="206.75" calcext:value-type="float">
            <text:p>206,75</text:p>
          </table:table-cell>
          <table:table-cell office:value-type="float" office:value="119.78" calcext:value-type="float">
            <text:p>119,78</text:p>
          </table:table-cell>
          <table:table-cell office:value-type="float" office:value="65.82" calcext:value-type="float">
            <text:p>65,82</text:p>
          </table:table-cell>
          <table:table-cell office:value-type="float" office:value="3.56" calcext:value-type="float">
            <text:p>3,56</text:p>
          </table:table-cell>
          <table:table-cell office:value-type="float" office:value="15.07" calcext:value-type="float">
            <text:p>15,07</text:p>
          </table:table-cell>
          <table:table-cell office:value-type="float" office:value="246.85" calcext:value-type="float">
            <text:p>246,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95.88" calcext:value-type="float">
            <text:p>95,88</text:p>
          </table:table-cell>
          <table:table-cell office:value-type="float" office:value="53.16" calcext:value-type="float">
            <text:p>53,16</text:p>
          </table:table-cell>
          <table:table-cell office:value-type="float" office:value="34.55" calcext:value-type="float">
            <text:p>34,55</text:p>
          </table:table-cell>
          <table:table-cell office:value-type="float" office:value="22.2" calcext:value-type="float">
            <text:p>22,2</text:p>
          </table:table-cell>
          <table:table-cell office:value-type="float" office:value="3.65" calcext:value-type="float">
            <text:p>3,65</text:p>
          </table:table-cell>
          <table:table-cell office:value-type="float" office:value="2.08" calcext:value-type="float">
            <text:p>2,08</text:p>
          </table:table-cell>
          <table:table-cell office:value-type="float" office:value="28.667" calcext:value-type="float">
            <text:p>28,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79.36" calcext:value-type="float">
            <text:p>279,36</text:p>
          </table:table-cell>
          <table:table-cell office:value-type="float" office:value="147.68" calcext:value-type="float">
            <text:p>147,68</text:p>
          </table:table-cell>
          <table:table-cell office:value-type="float" office:value="79.05" calcext:value-type="float">
            <text:p>79,05</text:p>
          </table:table-cell>
          <table:table-cell office:value-type="float" office:value="51.39" calcext:value-type="float">
            <text:p>51,39</text:p>
          </table:table-cell>
          <table:table-cell office:value-type="float" office:value="2.53" calcext:value-type="float">
            <text:p>2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09.709" calcext:value-type="float">
            <text:p>209,7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007.04" calcext:value-type="float">
            <text:p>3007,04</text:p>
          </table:table-cell>
          <table:table-cell office:value-type="float" office:value="1626.07" calcext:value-type="float">
            <text:p>1626,07</text:p>
          </table:table-cell>
          <table:table-cell office:value-type="float" office:value="856.94" calcext:value-type="float">
            <text:p>856,94</text:p>
          </table:table-cell>
          <table:table-cell office:value-type="float" office:value="467.97" calcext:value-type="float">
            <text:p>467,97</text:p>
          </table:table-cell>
          <table:table-cell office:value-type="float" office:value="338.22" calcext:value-type="float">
            <text:p>338,22</text:p>
          </table:table-cell>
          <table:table-cell office:value-type="float" office:value="65.99" calcext:value-type="float">
            <text:p>65,99</text:p>
          </table:table-cell>
          <table:table-cell office:value-type="float" office:value="452.17" calcext:value-type="float">
            <text:p>452,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1202.03" calcext:value-type="float">
            <text:p>1202,03</text:p>
          </table:table-cell>
          <table:table-cell office:value-type="float" office:value="643.7" calcext:value-type="float">
            <text:p>643,7</text:p>
          </table:table-cell>
          <table:table-cell office:value-type="float" office:value="358.65" calcext:value-type="float">
            <text:p>358,65</text:p>
          </table:table-cell>
          <table:table-cell office:value-type="float" office:value="184.47" calcext:value-type="float">
            <text:p>184,47</text:p>
          </table:table-cell>
          <table:table-cell office:value-type="float" office:value="136.65" calcext:value-type="float">
            <text:p>136,65</text:p>
          </table:table-cell>
          <table:table-cell office:value-type="float" office:value="68.17" calcext:value-type="float">
            <text:p>68,17</text:p>
          </table:table-cell>
          <table:table-cell office:value-type="float" office:value="566.373" calcext:value-type="float">
            <text:p>566,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95.49" calcext:value-type="float">
            <text:p>295,49</text:p>
          </table:table-cell>
          <table:table-cell office:value-type="float" office:value="153.62" calcext:value-type="float">
            <text:p>153,62</text:p>
          </table:table-cell>
          <table:table-cell office:value-type="float" office:value="94.37" calcext:value-type="float">
            <text:p>94,37</text:p>
          </table:table-cell>
          <table:table-cell office:value-type="float" office:value="54.47" calcext:value-type="float">
            <text:p>54,47</text:p>
          </table:table-cell>
          <table:table-cell office:value-type="float" office:value="89.71" calcext:value-type="float">
            <text:p>89,71</text:p>
          </table:table-cell>
          <table:table-cell office:value-type="float" office:value="25.07" calcext:value-type="float">
            <text:p>25,07</text:p>
          </table:table-cell>
          <table:table-cell office:value-type="float" office:value="263.75" calcext:value-type="float">
            <text:p>263,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82.24" calcext:value-type="float">
            <text:p>82,24</text:p>
          </table:table-cell>
          <table:table-cell office:value-type="float" office:value="48.49" calcext:value-type="float">
            <text:p>48,49</text:p>
          </table:table-cell>
          <table:table-cell office:value-type="float" office:value="27.86" calcext:value-type="float">
            <text:p>27,86</text:p>
          </table:table-cell>
          <table:table-cell office:value-type="float" office:value="17.91" calcext:value-type="float">
            <text:p>17,91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  <table:table-cell office:value-type="float" office:value="55.81" calcext:value-type="float">
            <text:p>55,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7.71" calcext:value-type="float">
            <text:p>37,71</text:p>
          </table:table-cell>
          <table:table-cell office:value-type="float" office:value="22.43" calcext:value-type="float">
            <text:p>22,43</text:p>
          </table:table-cell>
          <table:table-cell office:value-type="float" office:value="16.64" calcext:value-type="float">
            <text:p>16,64</text:p>
          </table:table-cell>
          <table:table-cell office:value-type="float" office:value="10.77" calcext:value-type="float">
            <text:p>10,77</text:p>
          </table:table-cell>
          <table:table-cell office:value-type="float" office:value="0.34" calcext:value-type="float">
            <text:p>0,34</text:p>
          </table:table-cell>
          <table:table-cell office:value-type="float" office:value="0.76" calcext:value-type="float">
            <text:p>0,76</text:p>
          </table:table-cell>
          <table:table-cell office:value-type="float" office:value="34.11" calcext:value-type="float">
            <text:p>34,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885.38" calcext:value-type="float">
            <text:p>885,38</text:p>
          </table:table-cell>
          <table:table-cell office:value-type="float" office:value="446.03" calcext:value-type="float">
            <text:p>446,03</text:p>
          </table:table-cell>
          <table:table-cell office:value-type="float" office:value="236.16" calcext:value-type="float">
            <text:p>236,16</text:p>
          </table:table-cell>
          <table:table-cell office:value-type="float" office:value="124.72" calcext:value-type="float">
            <text:p>124,72</text:p>
          </table:table-cell>
          <table:table-cell office:value-type="float" office:value="65.2" calcext:value-type="float">
            <text:p>65,2</text:p>
          </table:table-cell>
          <table:table-cell office:value-type="float" office:value="18.15" calcext:value-type="float">
            <text:p>18,15</text:p>
          </table:table-cell>
          <table:table-cell office:value-type="float" office:value="348.337" calcext:value-type="float">
            <text:p>348,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2.99" calcext:value-type="float">
            <text:p>12,99</text:p>
          </table:table-cell>
          <table:table-cell office:value-type="float" office:value="8.09" calcext:value-type="float">
            <text:p>8,09</text:p>
          </table:table-cell>
          <table:table-cell office:value-type="float" office:value="8.46" calcext:value-type="float">
            <text:p>8,46</text:p>
          </table:table-cell>
          <table:table-cell office:value-type="float" office:value="6.4" calcext:value-type="float">
            <text:p>6,4</text:p>
          </table:table-cell>
          <table:table-cell office:value-type="float" office:value="0.14" calcext:value-type="float">
            <text:p>0,14</text:p>
          </table:table-cell>
          <table:table-cell office:value-type="float" office:value="1.85" calcext:value-type="float">
            <text:p>1,85</text:p>
          </table:table-cell>
          <table:table-cell office:value-type="float" office:value="18.43" calcext:value-type="float">
            <text:p>18,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7.7" calcext:value-type="float">
            <text:p>7,7</text:p>
          </table:table-cell>
          <table:table-cell office:value-type="float" office:value="5.94" calcext:value-type="float">
            <text:p>5,94</text:p>
          </table:table-cell>
          <table:table-cell office:value-type="float" office:value="7.21" calcext:value-type="float">
            <text:p>7,21</text:p>
          </table:table-cell>
          <table:table-cell office:value-type="float" office:value="4.68" calcext:value-type="float">
            <text:p>4,68</text:p>
          </table:table-cell>
          <table:table-cell office:value-type="float" office:value="2.6" calcext:value-type="float">
            <text:p>2,6</text:p>
          </table:table-cell>
          <table:table-cell office:value-type="float" office:value="1.64" calcext:value-type="float">
            <text:p>1,64</text:p>
          </table:table-cell>
          <table:table-cell office:value-type="float" office:value="5.2" calcext:value-type="float">
            <text:p>5,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429.74" calcext:value-type="float">
            <text:p>429,74</text:p>
          </table:table-cell>
          <table:table-cell office:value-type="float" office:value="244.59" calcext:value-type="float">
            <text:p>244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69.78" calcext:value-type="float">
            <text:p>69,78</text:p>
          </table:table-cell>
          <table:table-cell office:value-type="float" office:value="16.82" calcext:value-type="float">
            <text:p>16,82</text:p>
          </table:table-cell>
          <table:table-cell office:value-type="float" office:value="11.47" calcext:value-type="float">
            <text:p>11,47</text:p>
          </table:table-cell>
          <table:table-cell office:value-type="float" office:value="426.37" calcext:value-type="float">
            <text:p>426,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88.84" calcext:value-type="float">
            <text:p>188,84</text:p>
          </table:table-cell>
          <table:table-cell office:value-type="float" office:value="100.65" calcext:value-type="float">
            <text:p>100,65</text:p>
          </table:table-cell>
          <table:table-cell office:value-type="float" office:value="55.63" calcext:value-type="float">
            <text:p>55,63</text:p>
          </table:table-cell>
          <table:table-cell office:value-type="float" office:value="35.12" calcext:value-type="float">
            <text:p>35,12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130.527" calcext:value-type="float">
            <text:p>130,5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8.9" calcext:value-type="float">
            <text:p>8,9</text:p>
          </table:table-cell>
          <table:table-cell office:value-type="float" office:value="6.48" calcext:value-type="float">
            <text:p>6,48</text:p>
          </table:table-cell>
          <table:table-cell office:value-type="float" office:value="6.66" calcext:value-type="float">
            <text:p>6,66</text:p>
          </table:table-cell>
          <table:table-cell office:value-type="float" office:value="4.34" calcext:value-type="float">
            <text:p>4,34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9.896" calcext:value-type="float">
            <text:p>9,8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99.89" calcext:value-type="float">
            <text:p>299,89</text:p>
          </table:table-cell>
          <table:table-cell office:value-type="float" office:value="153.36" calcext:value-type="float">
            <text:p>153,36</text:p>
          </table:table-cell>
          <table:table-cell office:value-type="float" office:value="113.09" calcext:value-type="float">
            <text:p>113,09</text:p>
          </table:table-cell>
          <table:table-cell office:value-type="float" office:value="53.92" calcext:value-type="float">
            <text:p>53,92</text:p>
          </table:table-cell>
          <table:table-cell office:value-type="float" office:value="18.99" calcext:value-type="float">
            <text:p>18,99</text:p>
          </table:table-cell>
          <table:table-cell office:value-type="float" office:value="33.54" calcext:value-type="float">
            <text:p>33,54</text:p>
          </table:table-cell>
          <table:table-cell office:value-type="float" office:value="325.189" calcext:value-type="float">
            <text:p>325,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1.34" calcext:value-type="float">
            <text:p>81,34</text:p>
          </table:table-cell>
          <table:table-cell office:value-type="float" office:value="55.15" calcext:value-type="float">
            <text:p>55,15</text:p>
          </table:table-cell>
          <table:table-cell office:value-type="float" office:value="37.6" calcext:value-type="float">
            <text:p>37,6</text:p>
          </table:table-cell>
          <table:table-cell office:value-type="float" office:value="32.54" calcext:value-type="float">
            <text:p>32,54</text:p>
          </table:table-cell>
          <table:table-cell office:value-type="float" office:value="1.65" calcext:value-type="float">
            <text:p>1,65</text:p>
          </table:table-cell>
          <table:table-cell office:value-type="float" office:value="2.3" calcext:value-type="float">
            <text:p>2,3</text:p>
          </table:table-cell>
          <table:table-cell office:value-type="float" office:value="35.989" calcext:value-type="float">
            <text:p>35,9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KARA</text:p>
          </table:table-cell>
          <table:table-cell office:value-type="float" office:value="1388.207" calcext:value-type="float">
            <text:p>1388,207</text:p>
          </table:table-cell>
          <table:table-cell office:value-type="float" office:value="649.33" calcext:value-type="float">
            <text:p>649,33</text:p>
          </table:table-cell>
          <table:table-cell office:value-type="float" office:value="356.27" calcext:value-type="float">
            <text:p>356,27</text:p>
          </table:table-cell>
          <table:table-cell office:value-type="float" office:value="170.55" calcext:value-type="float">
            <text:p>170,55</text:p>
          </table:table-cell>
          <table:table-cell office:value-type="float" office:value="30.96" calcext:value-type="float">
            <text:p>30,96</text:p>
          </table:table-cell>
          <table:table-cell office:value-type="float" office:value="28.1" calcext:value-type="float">
            <text:p>28,1</text:p>
          </table:table-cell>
          <table:table-cell office:value-type="float" office:value="160.72" calcext:value-type="float">
            <text:p>160,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302.27" calcext:value-type="float">
            <text:p>302,27</text:p>
          </table:table-cell>
          <table:table-cell office:value-type="float" office:value="157.07" calcext:value-type="float">
            <text:p>157,07</text:p>
          </table:table-cell>
          <table:table-cell office:value-type="float" office:value="84.76" calcext:value-type="float">
            <text:p>84,76</text:p>
          </table:table-cell>
          <table:table-cell office:value-type="float" office:value="47.61" calcext:value-type="float">
            <text:p>47,61</text:p>
          </table:table-cell>
          <table:table-cell office:value-type="float" office:value="8.25" calcext:value-type="float">
            <text:p>8,25</text:p>
          </table:table-cell>
          <table:table-cell office:value-type="float" office:value="7.45" calcext:value-type="float">
            <text:p>7,45</text:p>
          </table:table-cell>
          <table:table-cell office:value-type="float" office:value="273.86" calcext:value-type="float">
            <text:p>273,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68.13" calcext:value-type="float">
            <text:p>868,13</text:p>
          </table:table-cell>
          <table:table-cell office:value-type="float" office:value="429.84" calcext:value-type="float">
            <text:p>429,84</text:p>
          </table:table-cell>
          <table:table-cell office:value-type="float" office:value="239.09" calcext:value-type="float">
            <text:p>239,09</text:p>
          </table:table-cell>
          <table:table-cell office:value-type="float" office:value="113.19" calcext:value-type="float">
            <text:p>113,19</text:p>
          </table:table-cell>
          <table:table-cell office:value-type="float" office:value="16.9" calcext:value-type="float">
            <text:p>16,9</text:p>
          </table:table-cell>
          <table:table-cell office:value-type="float" office:value="33.03" calcext:value-type="float">
            <text:p>33,03</text:p>
          </table:table-cell>
          <table:table-cell office:value-type="float" office:value="565.516" calcext:value-type="float">
            <text:p>565,5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83.88" calcext:value-type="float">
            <text:p>883,88</text:p>
          </table:table-cell>
          <table:table-cell office:value-type="float" office:value="410.65" calcext:value-type="float">
            <text:p>410,65</text:p>
          </table:table-cell>
          <table:table-cell office:value-type="float" office:value="222.98" calcext:value-type="float">
            <text:p>222,98</text:p>
          </table:table-cell>
          <table:table-cell office:value-type="float" office:value="110.05" calcext:value-type="float">
            <text:p>110,05</text:p>
          </table:table-cell>
          <table:table-cell office:value-type="float" office:value="15.34" calcext:value-type="float">
            <text:p>15,3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131.32" calcext:value-type="float">
            <text:p>1131,32</text:p>
          </table:table-cell>
          <table:table-cell office:value-type="float" office:value="569.73" calcext:value-type="float">
            <text:p>569,73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float" office:value="135.81" calcext:value-type="float">
            <text:p>135,81</text:p>
          </table:table-cell>
          <table:table-cell office:value-type="float" office:value="83.34" calcext:value-type="float">
            <text:p>83,34</text:p>
          </table:table-cell>
          <table:table-cell office:value-type="float" office:value="46.94" calcext:value-type="float">
            <text:p>46,94</text:p>
          </table:table-cell>
          <table:table-cell office:value-type="float" office:value="31.51" calcext:value-type="float">
            <text:p>31,51</text:p>
          </table:table-cell>
          <table:table-cell office:value-type="float" office:value="14.92" calcext:value-type="float">
            <text:p>14,92</text:p>
          </table:table-cell>
          <table:table-cell office:value-type="float" office:value="3.97" calcext:value-type="float">
            <text:p>3,97</text:p>
          </table:table-cell>
          <table:table-cell office:value-type="float" office:value="56.1" calcext:value-type="float">
            <text:p>56,1</text:p>
          </table:table-cell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1"/>
          <table:table-cell table:style-name="ce11" table:formula="of:=AVERAGE([.B2:.B47])" office:value-type="float" office:value="534.341456521739" calcext:value-type="float">
            <text:p>534,341456521739</text:p>
          </table:table-cell>
          <table:table-cell table:style-name="ce11" table:formula="of:=AVERAGE([.C2:.C47])" office:value-type="float" office:value="284.271086956522" calcext:value-type="float">
            <text:p>284,271086956522</text:p>
          </table:table-cell>
          <table:table-cell table:style-name="ce11" table:formula="of:=AVERAGE([.D2:.D47])" office:value-type="float" office:value="156.795326086957" calcext:value-type="float">
            <text:p>156,795326086957</text:p>
          </table:table-cell>
          <table:table-cell table:style-name="ce11" table:formula="of:=AVERAGE([.E2:.E47])" office:value-type="float" office:value="83.4082608695652" calcext:value-type="float">
            <text:p>83,4082608695652</text:p>
          </table:table-cell>
          <table:table-cell table:style-name="ce11" table:formula="of:=AVERAGE([.F2:.F47])" office:value-type="float" office:value="56.2071956521739" calcext:value-type="float">
            <text:p>56,2071956521739</text:p>
          </table:table-cell>
          <table:table-cell table:style-name="ce11" table:formula="of:=AVERAGE([.G2:.G47])" office:value-type="float" office:value="20.0126086956522" calcext:value-type="float">
            <text:p>20,0126086956522</text:p>
          </table:table-cell>
          <table:table-cell table:style-name="ce11" table:formula="of:=AVERAGE([.H2:.H47])" office:value-type="float" office:value="235.036613636364" calcext:value-type="float">
            <text:p>235,036613636364</text:p>
          </table:table-cell>
          <table:table-cell table:style-name="ce11" table:number-columns-repeated="1014"/>
        </table:table-row>
        <table:table-row table:style-name="ro1">
          <table:table-cell office:value-type="string" calcext:value-type="string">
            <text:p>AVERAGE/30</text:p>
          </table:table-cell>
          <table:table-cell table:style-name="ce5" table:formula="of:=[.B50]/30" office:value-type="float" office:value="17.811381884058" calcext:value-type="float">
            <text:p>17,811381884058</text:p>
          </table:table-cell>
          <table:table-cell table:style-name="ce5" table:formula="of:=[.C50]/30" office:value-type="float" office:value="9.47570289855073" calcext:value-type="float">
            <text:p>9,47570289855073</text:p>
          </table:table-cell>
          <table:table-cell table:style-name="ce5" table:formula="of:=[.D50]/30" office:value-type="float" office:value="5.22651086956522" calcext:value-type="float">
            <text:p>5,22651086956522</text:p>
          </table:table-cell>
          <table:table-cell table:style-name="ce5" table:formula="of:=[.E50]/30" office:value-type="float" office:value="2.78027536231884" calcext:value-type="float">
            <text:p>2,78027536231884</text:p>
          </table:table-cell>
          <table:table-cell table:style-name="ce5" table:formula="of:=[.F50]/30" office:value-type="float" office:value="1.8735731884058" calcext:value-type="float">
            <text:p>1,8735731884058</text:p>
          </table:table-cell>
          <table:table-cell table:style-name="ce5" table:formula="of:=[.G50]/30" office:value-type="float" office:value="0.667086956521739" calcext:value-type="float">
            <text:p>0,667086956521739</text:p>
          </table:table-cell>
          <table:table-cell table:style-name="ce5" table:formula="of:=[.H50]/30" office:value-type="float" office:value="7.83455378787879" calcext:value-type="float">
            <text:p>7,834553787878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office:value-type="string" calcext:value-type="string">
            <text:p>THREADS 2</text:p>
          </table:table-cell>
          <table:table-cell office:value-type="string" calcext:value-type="string">
            <text:p>THREADS 4</text:p>
          </table:table-cell>
          <table:table-cell office:value-type="string" calcext:value-type="string">
            <text:p>THREADS 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HREAD1</text:p>
          </table:table-cell>
          <table:table-cell office:value-type="float" office:value="17.8" calcext:value-type="float">
            <text:p>17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2 </text:p>
          </table:table-cell>
          <table:table-cell office:value-type="float" office:value="9.48" calcext:value-type="float">
            <text:p>9,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4</text:p>
          </table:table-cell>
          <table:table-cell office:value-type="float" office:value="5.23" calcext:value-type="float">
            <text:p>5,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8</text:p>
          </table:table-cell>
          <table:table-cell office:value-type="float" office:value="2.78" calcext:value-type="float">
            <text:p>2,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7.83" calcext:value-type="float">
            <text:p>7,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.87" calcext:value-type="float">
            <text:p>1,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ROP</text:p>
          </table:table-cell>
          <table:table-cell office:value-type="float" office:value="0.67" calcext:value-type="float">
            <text:p>0,67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08:06:02.85665201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06-29T16:06:14.339614851</dc:date>
    <meta:editing-duration>P2DT9H3M17S</meta:editing-duration>
    <meta:editing-cycles>1395</meta:editing-cycles>
    <meta:generator>LibreOffice/7.0.4.2$Linux_X86_64 LibreOffice_project/00$Build-2</meta:generator>
    <meta:document-statistic meta:table-count="2" meta:cell-count="21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cm" svg:y="0.316cm" chart:style-name="ch2">
          <text:p>TIME PLOT</text:p>
        </chart:title>
        <chart:plot-area chart:style-name="ch3" table:cell-range-address="Φύλλο3.A54:Φύλλο3.B60" chart:data-source-has-labels="column" svg:x="1.321cm" svg:y="1.301cm" svg:width="14.359cm" svg:height="7.519cm">
          <chart:coordinate-region svg:x="1.953cm" svg:y="1.301cm" svg:width="13.727cm" svg:height="5.316cm"/>
          <chart:axis chart:dimension="x" chart:name="primary-x" chart:style-name="ch4" chartooo:axis-type="auto">
            <chartooo:date-scale/>
            <chart:categories table:cell-range-address="Φύλλο3.A54:Φύλλο3.A60"/>
          </chart:axis>
          <chart:axis chart:dimension="y" chart:name="primary-y" chart:style-name="ch5">
            <chart:title svg:x="0.451cm" svg:y="6.303cm" chart:style-name="ch6">
              <text:p>AVERAGE TIME</text:p>
            </chart:title>
            <chart:grid chart:style-name="ch7" chart:class="major"/>
          </chart:axis>
          <chart:series chart:style-name="ch8" chart:values-cell-range-address="Φύλλο3.B54:Φύλλο3.B6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A54:Φύλλο3.A60</svg:desc>
                </draw:g>
              </table:table-cell>
              <table:table-cell office:value-type="float" office:value="17.8">
                <text:p>17.8</text:p>
                <draw:g>
                  <svg:desc>Φύλλο3.B54:Φύλλο3.B60</svg:desc>
                </draw:g>
              </table:table-cell>
            </table:table-row>
            <table:table-row>
              <table:table-cell office:value-type="string">
                <text:p>THREADS 2 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THREADS 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THREADS 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RPROP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